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0.00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3.221cm"/>
    </style:style>
    <style:style style:name="co11" style:family="table-column">
      <style:table-column-properties fo:break-before="auto" style:column-width="2.568cm"/>
    </style:style>
    <style:style style:name="co12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3.357cm"/>
    </style:style>
    <style:style style:name="co14" style:family="table-column">
      <style:table-column-properties fo:break-before="auto" style:column-width="1.914cm"/>
    </style:style>
    <style:style style:name="co15" style:family="table-column">
      <style:table-column-properties fo:break-before="auto" style:column-width="3.112cm"/>
    </style:style>
    <style:style style:name="co16" style:family="table-column">
      <style:table-column-properties fo:break-before="auto" style:column-width="2.187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0.056cm"/>
    </style:style>
    <style:style style:name="co21" style:family="table-column">
      <style:table-column-properties fo:break-before="auto" style:column-width="0.878cm"/>
    </style:style>
    <style:style style:name="co22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 fo:border="0.74pt solid #000000"/>
    </style:style>
    <style:style style:name="ce3" style:family="table-cell" style:parent-style-name="Default">
      <style:table-cell-properties fo:background-color="#e8f2a1" fo:border="0.74pt solid #000000"/>
    </style:style>
    <style:style style:name="ce4" style:family="table-cell" style:parent-style-name="Default" style:data-style-name="N107">
      <style:table-cell-properties fo:background-color="#e8f2a1" fo:border="0.74pt solid #000000"/>
    </style:style>
    <style:style style:name="ce5" style:family="table-cell" style:parent-style-name="Default" style:data-style-name="N107">
      <style:table-cell-properties fo:background-color="transparent" fo:border="0.74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Aktiv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3" table:default-cell-style-name="ce2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Default"/>
        <table:table-column table:style-name="co17" table:default-cell-style-name="ce8"/>
        <table:table-column table:style-name="co15" table:default-cell-style-name="Default"/>
        <table:table-column table:style-name="co9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temp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uch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arzer Wandernadel</text:p>
          </table:table-cell>
          <table:table-cell office:value-type="string" calcext:value-type="string">
            <text:p>Baudensteig</text:p>
          </table:table-cell>
          <table:table-cell office:value-type="string" calcext:value-type="string">
            <text:p>Burgen + Schlösser</text:p>
          </table:table-cell>
          <table:table-cell table:style-name="ce2" office:value-type="string" calcext:value-type="string">
            <text:p>Goethe im Harz</text:p>
          </table:table-cell>
          <table:table-cell table:style-name="ce7" office:value-type="string" calcext:value-type="string">
            <text:p>Goslar Wandert</text:p>
          </table:table-cell>
          <table:table-cell office:value-type="string" calcext:value-type="string">
            <text:p>Harzer Grenzweg</text:p>
          </table:table-cell>
          <table:table-cell office:value-type="string" calcext:value-type="string">
            <text:p>Harzer Hexenstieg</text:p>
          </table:table-cell>
          <table:table-cell office:value-type="string" calcext:value-type="string">
            <text:p>Harzer Steiger</text:p>
          </table:table-cell>
          <table:table-cell office:value-type="string" calcext:value-type="string">
            <text:p>Karstwanderweg</text:p>
          </table:table-cell>
          <table:table-cell office:value-type="string" calcext:value-type="string">
            <text:p>Kloster Wanderweg</text:p>
          </table:table-cell>
          <table:table-cell office:value-type="string" calcext:value-type="string">
            <text:p>Lutherweg</text:p>
          </table:table-cell>
          <table:table-cell office:value-type="string" calcext:value-type="string">
            <text:p>Nationalpark Harz</text:p>
          </table:table-cell>
          <table:table-cell table:style-name="ce7" office:value-type="string" calcext:value-type="string">
            <text:p>Quedlinburg</text:p>
          </table:table-cell>
          <table:table-cell table:style-name="ce3" office:value-type="string" calcext:value-type="string">
            <text:p>Selketalstieg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kertalsperre -Staumauer </text:p>
          </table:table-cell>
          <table:table-cell/>
          <table:table-cell table:style-name="ce4" office:value-type="float" office:value="51.84165" calcext:value-type="float">
            <text:p>51,84165</text:p>
          </table:table-cell>
          <table:table-cell table:style-name="ce5" office:value-type="float" office:value="10.57998" calcext:value-type="float">
            <text:p>10,579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arfenstein – Rangerstation </text:p>
          </table:table-cell>
          <table:table-cell/>
          <table:table-cell table:style-name="ce4" office:value-type="float" office:value="51.83017" calcext:value-type="float">
            <text:p>51,83017</text:p>
          </table:table-cell>
          <table:table-cell table:style-name="ce5" office:value-type="float" office:value="10.60277" calcext:value-type="float">
            <text:p>10,602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 Kruzifix </text:p>
          </table:table-cell>
          <table:table-cell/>
          <table:table-cell table:style-name="ce4" office:value-type="float" office:value="51.84437" calcext:value-type="float">
            <text:p>51,84437</text:p>
          </table:table-cell>
          <table:table-cell table:style-name="ce5" office:value-type="float" office:value="10.6118" calcext:value-type="float">
            <text:p>10,61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ubenklippe </text:p>
          </table:table-cell>
          <table:table-cell/>
          <table:table-cell table:style-name="ce4" office:value-type="float" office:value="51.86213" calcext:value-type="float">
            <text:p>51,86213</text:p>
          </table:table-cell>
          <table:table-cell table:style-name="ce5" office:value-type="float" office:value="10.6186" calcext:value-type="float">
            <text:p>10,618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schfelsen </text:p>
          </table:table-cell>
          <table:table-cell/>
          <table:table-cell table:style-name="ce4" office:value-type="float" office:value="51.85192" calcext:value-type="float">
            <text:p>51,85192</text:p>
          </table:table-cell>
          <table:table-cell table:style-name="ce5" office:value-type="float" office:value="10.65457" calcext:value-type="float">
            <text:p>10,654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emer Hütte (Obere Ilsefälle) </text:p>
          </table:table-cell>
          <table:table-cell/>
          <table:table-cell table:style-name="ce4" office:value-type="float" office:value="51.82868" calcext:value-type="float">
            <text:p>51,82868</text:p>
          </table:table-cell>
          <table:table-cell table:style-name="ce5" office:value-type="float" office:value="10.63485" calcext:value-type="float">
            <text:p>10,634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sthaus Plessenburg </text:p>
          </table:table-cell>
          <table:table-cell/>
          <table:table-cell table:style-name="ce4" office:value-type="float" office:value="51.83215" calcext:value-type="float">
            <text:p>51,83215</text:p>
          </table:table-cell>
          <table:table-cell table:style-name="ce5" office:value-type="float" office:value="10.66826" calcext:value-type="float">
            <text:p>10,668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mpelsbuche </text:p>
          </table:table-cell>
          <table:table-cell/>
          <table:table-cell table:style-name="ce4" office:value-type="float" office:value="51.81937" calcext:value-type="float">
            <text:p>51,81937</text:p>
          </table:table-cell>
          <table:table-cell table:style-name="ce5" office:value-type="float" office:value="10.62792" calcext:value-type="float">
            <text:p>10,627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kenhaus </text:p>
          </table:table-cell>
          <table:table-cell/>
          <table:table-cell table:style-name="ce4" office:value-type="float" office:value="51.80054" calcext:value-type="float">
            <text:p>51,80054</text:p>
          </table:table-cell>
          <table:table-cell table:style-name="ce5" office:value-type="float" office:value="10.61578" calcext:value-type="float">
            <text:p>10,615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oße Zeterklippe </text:p>
          </table:table-cell>
          <table:table-cell/>
          <table:table-cell table:style-name="ce4" office:value-type="float" office:value="51.80264" calcext:value-type="float">
            <text:p>51,80264</text:p>
          </table:table-cell>
          <table:table-cell table:style-name="ce5" office:value-type="float" office:value="10.6433500000001" calcext:value-type="float">
            <text:p>10,643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kerloch </text:p>
          </table:table-cell>
          <table:table-cell/>
          <table:table-cell table:style-name="ce4" office:value-type="float" office:value="51.78499" calcext:value-type="float">
            <text:p>51,78499</text:p>
          </table:table-cell>
          <table:table-cell table:style-name="ce5" office:value-type="float" office:value="10.61792" calcext:value-type="float">
            <text:p>10,617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htermannshöhe </text:p>
          </table:table-cell>
          <table:table-cell/>
          <table:table-cell table:style-name="ce4" office:value-type="float" office:value="51.76145" calcext:value-type="float">
            <text:p>51,76145</text:p>
          </table:table-cell>
          <table:table-cell table:style-name="ce5" office:value-type="float" office:value="10.56913" calcext:value-type="float">
            <text:p>10,569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hrensklint </text:p>
          </table:table-cell>
          <table:table-cell/>
          <table:table-cell table:style-name="ce4" office:value-type="float" office:value="51.77356" calcext:value-type="float">
            <text:p>51,77356</text:p>
          </table:table-cell>
          <table:table-cell table:style-name="ce5" office:value-type="float" office:value="10.66719" calcext:value-type="float">
            <text:p>10,667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narcherklippe (Schutzhütte) </text:p>
          </table:table-cell>
          <table:table-cell/>
          <table:table-cell table:style-name="ce4" office:value-type="float" office:value="51.75445" calcext:value-type="float">
            <text:p>51,75445</text:p>
          </table:table-cell>
          <table:table-cell table:style-name="ce5" office:value-type="float" office:value="10.66565" calcext:value-type="float">
            <text:p>10,665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istenklippe </text:p>
          </table:table-cell>
          <table:table-cell/>
          <table:table-cell table:style-name="ce4" office:value-type="float" office:value="51.78152" calcext:value-type="float">
            <text:p>51,78152</text:p>
          </table:table-cell>
          <table:table-cell table:style-name="ce5" office:value-type="float" office:value="10.6937800000001" calcext:value-type="float">
            <text:p>10,693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rdinandsstein </text:p>
          </table:table-cell>
          <table:table-cell/>
          <table:table-cell table:style-name="ce4" office:value-type="float" office:value="51.8235" calcext:value-type="float">
            <text:p>51,82350</text:p>
          </table:table-cell>
          <table:table-cell table:style-name="ce5" office:value-type="float" office:value="10.6521" calcext:value-type="float">
            <text:p>10,652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udenstein </text:p>
          </table:table-cell>
          <table:table-cell/>
          <table:table-cell table:style-name="ce4" office:value-type="float" office:value="51.77218" calcext:value-type="float">
            <text:p>51,77218</text:p>
          </table:table-cell>
          <table:table-cell table:style-name="ce5" office:value-type="float" office:value="10.69656" calcext:value-type="float">
            <text:p>10,696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enzweg am Kaffeehorst </text:p>
          </table:table-cell>
          <table:table-cell/>
          <table:table-cell table:style-name="ce4" office:value-type="float" office:value="51.75183" calcext:value-type="float">
            <text:p>51,75183</text:p>
          </table:table-cell>
          <table:table-cell table:style-name="ce5" office:value-type="float" office:value="10.6324500000001" calcext:value-type="float">
            <text:p>10,632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kidenkmal (Nähe Eckerstausee) </text:p>
          </table:table-cell>
          <table:table-cell/>
          <table:table-cell table:style-name="ce4" office:value-type="float" office:value="51.82037" calcext:value-type="float">
            <text:p>51,82037</text:p>
          </table:table-cell>
          <table:table-cell table:style-name="ce5" office:value-type="float" office:value="10.57298" calcext:value-type="float">
            <text:p>10,572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renberg (Aussichtspunkt) </text:p>
          </table:table-cell>
          <table:table-cell/>
          <table:table-cell table:style-name="ce4" office:value-type="float" office:value="51.75032" calcext:value-type="float">
            <text:p>51,75032</text:p>
          </table:table-cell>
          <table:table-cell table:style-name="ce5" office:value-type="float" office:value="10.6750500000001" calcext:value-type="float">
            <text:p>10,675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elenenruh Elend </text:p>
          </table:table-cell>
          <table:table-cell/>
          <table:table-cell table:style-name="ce4" office:value-type="float" office:value="51.75407" calcext:value-type="float">
            <text:p>51,75407</text:p>
          </table:table-cell>
          <table:table-cell table:style-name="ce5" office:value-type="float" office:value="10.68091" calcext:value-type="float">
            <text:p>10,680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lber Brink </text:p>
          </table:table-cell>
          <table:table-cell/>
          <table:table-cell table:style-name="ce4" office:value-type="float" office:value="51.79102" calcext:value-type="float">
            <text:p>51,79102</text:p>
          </table:table-cell>
          <table:table-cell table:style-name="ce5" office:value-type="float" office:value="10.64481" calcext:value-type="float">
            <text:p>10,644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lkenhausstern </text:p>
          </table:table-cell>
          <table:table-cell/>
          <table:table-cell table:style-name="ce4" office:value-type="float" office:value="51.80771" calcext:value-type="float">
            <text:p>51,80771</text:p>
          </table:table-cell>
          <table:table-cell table:style-name="ce5" office:value-type="float" office:value="10.65779" calcext:value-type="float">
            <text:p>10,657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olfsklippe </text:p>
          </table:table-cell>
          <table:table-cell/>
          <table:table-cell table:style-name="ce4" office:value-type="float" office:value="51.81947" calcext:value-type="float">
            <text:p>51,81947</text:p>
          </table:table-cell>
          <table:table-cell table:style-name="ce5" office:value-type="float" office:value="10.67052" calcext:value-type="float">
            <text:p>10,670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erförster-Koch-Denkmal </text:p>
          </table:table-cell>
          <table:table-cell/>
          <table:table-cell table:style-name="ce4" office:value-type="float" office:value="51.82528" calcext:value-type="float">
            <text:p>51,82528</text:p>
          </table:table-cell>
          <table:table-cell table:style-name="ce5" office:value-type="float" office:value="10.6884" calcext:value-type="float">
            <text:p>10,688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önchsbuche </text:p>
          </table:table-cell>
          <table:table-cell/>
          <table:table-cell table:style-name="ce4" office:value-type="float" office:value="51.81783" calcext:value-type="float">
            <text:p>51,81783</text:p>
          </table:table-cell>
          <table:table-cell table:style-name="ce5" office:value-type="float" office:value="10.70789" calcext:value-type="float">
            <text:p>10,707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ttofelsen </text:p>
          </table:table-cell>
          <table:table-cell/>
          <table:table-cell table:style-name="ce4" office:value-type="float" office:value="51.79669" calcext:value-type="float">
            <text:p>51,79669</text:p>
          </table:table-cell>
          <table:table-cell table:style-name="ce5" office:value-type="float" office:value="10.71195" calcext:value-type="float">
            <text:p>10,711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sthaus Steinerne Renne </text:p>
          </table:table-cell>
          <table:table-cell/>
          <table:table-cell table:style-name="ce4" office:value-type="float" office:value="51.80494" calcext:value-type="float">
            <text:p>51,80494</text:p>
          </table:table-cell>
          <table:table-cell table:style-name="ce5" office:value-type="float" office:value="10.6997699999999" calcext:value-type="float">
            <text:p>10,699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lversstein </text:p>
          </table:table-cell>
          <table:table-cell/>
          <table:table-cell table:style-name="ce4" office:value-type="float" office:value="51.80444" calcext:value-type="float">
            <text:p>51,80444</text:p>
          </table:table-cell>
          <table:table-cell table:style-name="ce5" office:value-type="float" office:value="10.73472" calcext:value-type="float">
            <text:p>10,734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lsestein </text:p>
          </table:table-cell>
          <table:table-cell/>
          <table:table-cell table:style-name="ce4" office:value-type="float" office:value="51.84634" calcext:value-type="float">
            <text:p>51,84634</text:p>
          </table:table-cell>
          <table:table-cell table:style-name="ce5" office:value-type="float" office:value="10.66313" calcext:value-type="float">
            <text:p>10,663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gnesberg </text:p>
          </table:table-cell>
          <table:table-cell/>
          <table:table-cell table:style-name="ce4" office:value-type="float" office:value="51.83003" calcext:value-type="float">
            <text:p>51,83003</text:p>
          </table:table-cell>
          <table:table-cell table:style-name="ce5" office:value-type="float" office:value="10.79796" calcext:value-type="float">
            <text:p>10,797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sthaus Christianental </text:p>
          </table:table-cell>
          <table:table-cell/>
          <table:table-cell table:style-name="ce4" office:value-type="float" office:value="51.82772" calcext:value-type="float">
            <text:p>51,82772</text:p>
          </table:table-cell>
          <table:table-cell table:style-name="ce5" office:value-type="float" office:value="10.8129" calcext:value-type="float">
            <text:p>10,812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penberg </text:p>
          </table:table-cell>
          <table:table-cell/>
          <table:table-cell table:style-name="ce4" office:value-type="float" office:value="51.82613" calcext:value-type="float">
            <text:p>51,82613</text:p>
          </table:table-cell>
          <table:table-cell table:style-name="ce5" office:value-type="float" office:value="10.84825" calcext:value-type="float">
            <text:p>10,848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charfenstein </text:p>
          </table:table-cell>
          <table:table-cell/>
          <table:table-cell table:style-name="ce4" office:value-type="float" office:value="51.81002" calcext:value-type="float">
            <text:p>51,81002</text:p>
          </table:table-cell>
          <table:table-cell table:style-name="ce5" office:value-type="float" office:value="10.7984" calcext:value-type="float">
            <text:p>10,798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asthaus Armeleuteberg </text:p>
          </table:table-cell>
          <table:table-cell/>
          <table:table-cell table:style-name="ce4" office:value-type="float" office:value="51.81545" calcext:value-type="float">
            <text:p>51,81545</text:p>
          </table:table-cell>
          <table:table-cell table:style-name="ce5" office:value-type="float" office:value="10.7766300000001" calcext:value-type="float">
            <text:p>10,776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eterstein </text:p>
          </table:table-cell>
          <table:table-cell/>
          <table:table-cell table:style-name="ce4" office:value-type="float" office:value="51.79222" calcext:value-type="float">
            <text:p>51,79222</text:p>
          </table:table-cell>
          <table:table-cell table:style-name="ce5" office:value-type="float" office:value="10.7802799999999" calcext:value-type="float">
            <text:p>10,780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üchenberg </text:p>
          </table:table-cell>
          <table:table-cell/>
          <table:table-cell table:style-name="ce4" office:value-type="float" office:value="51.79104" calcext:value-type="float">
            <text:p>51,79104</text:p>
          </table:table-cell>
          <table:table-cell table:style-name="ce5" office:value-type="float" office:value="10.8184200000001" calcext:value-type="float">
            <text:p>10,818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algenberg </text:p>
          </table:table-cell>
          <table:table-cell/>
          <table:table-cell table:style-name="ce4" office:value-type="float" office:value="51.7738" calcext:value-type="float">
            <text:p>51,77380</text:p>
          </table:table-cell>
          <table:table-cell table:style-name="ce5" office:value-type="float" office:value="10.81677" calcext:value-type="float">
            <text:p>10,816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gebau Felswerke </text:p>
          </table:table-cell>
          <table:table-cell/>
          <table:table-cell table:style-name="ce4" office:value-type="float" office:value="51.75997" calcext:value-type="float">
            <text:p>51,75997</text:p>
          </table:table-cell>
          <table:table-cell table:style-name="ce5" office:value-type="float" office:value="10.80184" calcext:value-type="float">
            <text:p>10,801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önigshütter Wasserfall </text:p>
          </table:table-cell>
          <table:table-cell/>
          <table:table-cell table:style-name="ce4" office:value-type="float" office:value="51.7511" calcext:value-type="float">
            <text:p>51,75110</text:p>
          </table:table-cell>
          <table:table-cell table:style-name="ce5" office:value-type="float" office:value="10.75307" calcext:value-type="float">
            <text:p>10,753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uine Königsburg </text:p>
          </table:table-cell>
          <table:table-cell/>
          <table:table-cell table:style-name="ce4" office:value-type="float" office:value="51.73841" calcext:value-type="float">
            <text:p>51,73841</text:p>
          </table:table-cell>
          <table:table-cell table:style-name="ce5" office:value-type="float" office:value="10.76719" calcext:value-type="float">
            <text:p>10,767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ogfurther Brücke </text:p>
          </table:table-cell>
          <table:table-cell/>
          <table:table-cell table:style-name="ce4" office:value-type="float" office:value="51.73558" calcext:value-type="float">
            <text:p>51,73558</text:p>
          </table:table-cell>
          <table:table-cell table:style-name="ce5" office:value-type="float" office:value="10.8050499999999" calcext:value-type="float">
            <text:p>10,805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asserscheide Weser-Elbe „Hohe Tür“ </text:p>
          </table:table-cell>
          <table:table-cell/>
          <table:table-cell table:style-name="ce4" office:value-type="float" office:value="51.61864" calcext:value-type="float">
            <text:p>51,61864</text:p>
          </table:table-cell>
          <table:table-cell table:style-name="ce5" office:value-type="float" office:value="10.50431" calcext:value-type="float">
            <text:p>10,504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apitelsberg </text:p>
          </table:table-cell>
          <table:table-cell/>
          <table:table-cell table:style-name="ce4" office:value-type="float" office:value="51.70559" calcext:value-type="float">
            <text:p>51,70559</text:p>
          </table:table-cell>
          <table:table-cell table:style-name="ce5" office:value-type="float" office:value="10.74089" calcext:value-type="float">
            <text:p>10,740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cke Tannen </text:p>
          </table:table-cell>
          <table:table-cell/>
          <table:table-cell table:style-name="ce4" office:value-type="float" office:value="51.65725" calcext:value-type="float">
            <text:p>51,65725</text:p>
          </table:table-cell>
          <table:table-cell table:style-name="ce5" office:value-type="float" office:value="10.64807" calcext:value-type="float">
            <text:p>10,648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enzmuseum am Ring der Erinnerung </text:p>
          </table:table-cell>
          <table:table-cell/>
          <table:table-cell table:style-name="ce4" office:value-type="float" office:value="51.6936" calcext:value-type="float">
            <text:p>51,69360</text:p>
          </table:table-cell>
          <table:table-cell table:style-name="ce5" office:value-type="float" office:value="10.6667" calcext:value-type="float">
            <text:p>10,666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berharzblick am Buchenberg </text:p>
          </table:table-cell>
          <table:table-cell/>
          <table:table-cell table:style-name="ce4" office:value-type="float" office:value="51.65288" calcext:value-type="float">
            <text:p>51,65288</text:p>
          </table:table-cell>
          <table:table-cell table:style-name="ce5" office:value-type="float" office:value="10.74871" calcext:value-type="float">
            <text:p>10,748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ierbergsteich </text:p>
          </table:table-cell>
          <table:table-cell/>
          <table:table-cell table:style-name="ce4" office:value-type="float" office:value="51.64111" calcext:value-type="float">
            <text:p>51,64111</text:p>
          </table:table-cell>
          <table:table-cell table:style-name="ce5" office:value-type="float" office:value="10.75639" calcext:value-type="float">
            <text:p>10,756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üntal </text:p>
          </table:table-cell>
          <table:table-cell/>
          <table:table-cell table:style-name="ce4" office:value-type="float" office:value="51.6766" calcext:value-type="float">
            <text:p>51,67660</text:p>
          </table:table-cell>
          <table:table-cell table:style-name="ce5" office:value-type="float" office:value="10.75533" calcext:value-type="float">
            <text:p>10,755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alzenhütte </text:p>
          </table:table-cell>
          <table:table-cell/>
          <table:table-cell table:style-name="ce4" office:value-type="float" office:value="51.66103" calcext:value-type="float">
            <text:p>51,66103</text:p>
          </table:table-cell>
          <table:table-cell table:style-name="ce5" office:value-type="float" office:value="10.76721" calcext:value-type="float">
            <text:p>10,767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rlsturm </text:p>
          </table:table-cell>
          <table:table-cell/>
          <table:table-cell table:style-name="ce4" office:value-type="float" office:value="51.65641" calcext:value-type="float">
            <text:p>51,65641</text:p>
          </table:table-cell>
          <table:table-cell table:style-name="ce5" office:value-type="float" office:value="10.79706" calcext:value-type="float">
            <text:p>10,797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rageburg am Hexenstieg </text:p>
          </table:table-cell>
          <table:table-cell/>
          <table:table-cell table:style-name="ce4" office:value-type="float" office:value="51.70275" calcext:value-type="float">
            <text:p>51,70275</text:p>
          </table:table-cell>
          <table:table-cell table:style-name="ce5" office:value-type="float" office:value="10.79121" calcext:value-type="float">
            <text:p>10,79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ssel-Vorsperre </text:p>
          </table:table-cell>
          <table:table-cell/>
          <table:table-cell table:style-name="ce4" office:value-type="float" office:value="51.70968" calcext:value-type="float">
            <text:p>51,70968</text:p>
          </table:table-cell>
          <table:table-cell table:style-name="ce5" office:value-type="float" office:value="10.83113" calcext:value-type="float">
            <text:p>10,83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otestein </text:p>
          </table:table-cell>
          <table:table-cell/>
          <table:table-cell table:style-name="ce4" office:value-type="float" office:value="51.72912" calcext:value-type="float">
            <text:p>51,72912</text:p>
          </table:table-cell>
          <table:table-cell table:style-name="ce5" office:value-type="float" office:value="10.88091" calcext:value-type="float">
            <text:p>10,880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üstung Selkenfelde/Kirche </text:p>
          </table:table-cell>
          <table:table-cell/>
          <table:table-cell table:style-name="ce4" office:value-type="float" office:value="51.65044" calcext:value-type="float">
            <text:p>51,65044</text:p>
          </table:table-cell>
          <table:table-cell table:style-name="ce5" office:value-type="float" office:value="10.91886" calcext:value-type="float">
            <text:p>10,918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appbodeblick Trautenstein </text:p>
          </table:table-cell>
          <table:table-cell/>
          <table:table-cell table:style-name="ce4" office:value-type="float" office:value="51.71153" calcext:value-type="float">
            <text:p>51,71153</text:p>
          </table:table-cell>
          <table:table-cell table:style-name="ce5" office:value-type="float" office:value="10.80097" calcext:value-type="float">
            <text:p>10,800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chowiese Allrode </text:p>
          </table:table-cell>
          <table:table-cell/>
          <table:table-cell table:style-name="ce4" office:value-type="float" office:value="51.6902" calcext:value-type="float">
            <text:p>51,69020</text:p>
          </table:table-cell>
          <table:table-cell table:style-name="ce5" office:value-type="float" office:value="10.98933" calcext:value-type="float">
            <text:p>10,989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ferdchen </text:p>
          </table:table-cell>
          <table:table-cell/>
          <table:table-cell table:style-name="ce4" office:value-type="float" office:value="51.63841" calcext:value-type="float">
            <text:p>51,63841</text:p>
          </table:table-cell>
          <table:table-cell table:style-name="ce5" office:value-type="float" office:value="10.63053" calcext:value-type="float">
            <text:p>10,630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lostergrund Michaelstein </text:p>
          </table:table-cell>
          <table:table-cell/>
          <table:table-cell table:style-name="ce4" office:value-type="float" office:value="51.80498" calcext:value-type="float">
            <text:p>51,80498</text:p>
          </table:table-cell>
          <table:table-cell table:style-name="ce5" office:value-type="float" office:value="10.90977" calcext:value-type="float">
            <text:p>10,909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emberghaus-Köhlerei </text:p>
          </table:table-cell>
          <table:table-cell/>
          <table:table-cell table:style-name="ce4" office:value-type="float" office:value="51.72195" calcext:value-type="float">
            <text:p>51,72195</text:p>
          </table:table-cell>
          <table:table-cell table:style-name="ce5" office:value-type="float" office:value="10.89618" calcext:value-type="float">
            <text:p>10,896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arzer Grauwacke Rieder </text:p>
          </table:table-cell>
          <table:table-cell/>
          <table:table-cell table:style-name="ce4" office:value-type="float" office:value="51.71355" calcext:value-type="float">
            <text:p>51,71355</text:p>
          </table:table-cell>
          <table:table-cell table:style-name="ce5" office:value-type="float" office:value="11.17952" calcext:value-type="float">
            <text:p>11,179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lsperre Wendefurth (Talsperrenblick) </text:p>
          </table:table-cell>
          <table:table-cell/>
          <table:table-cell table:style-name="ce4" office:value-type="float" office:value="51.74322" calcext:value-type="float">
            <text:p>51,74322</text:p>
          </table:table-cell>
          <table:table-cell table:style-name="ce5" office:value-type="float" office:value="10.9193" calcext:value-type="float">
            <text:p>10,919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chöneburg (Aussichtspunkt) </text:p>
          </table:table-cell>
          <table:table-cell/>
          <table:table-cell table:style-name="ce4" office:value-type="float" office:value="51.72978" calcext:value-type="float">
            <text:p>51,72978</text:p>
          </table:table-cell>
          <table:table-cell table:style-name="ce5" office:value-type="float" office:value="10.92309" calcext:value-type="float">
            <text:p>10,923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öser Kleef (Aussichtspunkt) </text:p>
          </table:table-cell>
          <table:table-cell/>
          <table:table-cell table:style-name="ce4" office:value-type="float" office:value="51.73003" calcext:value-type="float">
            <text:p>51,73003</text:p>
          </table:table-cell>
          <table:table-cell table:style-name="ce5" office:value-type="float" office:value="10.94957" calcext:value-type="float">
            <text:p>10,949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sthaus Todtenrode </text:p>
          </table:table-cell>
          <table:table-cell/>
          <table:table-cell table:style-name="ce4" office:value-type="float" office:value="51.73703" calcext:value-type="float">
            <text:p>51,73703</text:p>
          </table:table-cell>
          <table:table-cell table:style-name="ce5" office:value-type="float" office:value="10.9556700000001" calcext:value-type="float">
            <text:p>10,955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ilhelmsblick (Aussichtspunkt) </text:p>
          </table:table-cell>
          <table:table-cell/>
          <table:table-cell table:style-name="ce4" office:value-type="float" office:value="51.7231" calcext:value-type="float">
            <text:p>51,72310</text:p>
          </table:table-cell>
          <table:table-cell table:style-name="ce5" office:value-type="float" office:value="10.96613" calcext:value-type="float">
            <text:p>10,966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eißer Hirsch (Aussichtspunkt) </text:p>
          </table:table-cell>
          <table:table-cell/>
          <table:table-cell table:style-name="ce4" office:value-type="float" office:value="51.71692" calcext:value-type="float">
            <text:p>51,71692</text:p>
          </table:table-cell>
          <table:table-cell table:style-name="ce5" office:value-type="float" office:value="10.9780499999999" calcext:value-type="float">
            <text:p>10,978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„Pfeil“-Denkmal </text:p>
          </table:table-cell>
          <table:table-cell/>
          <table:table-cell table:style-name="ce4" office:value-type="float" office:value="51.71732" calcext:value-type="float">
            <text:p>51,71732</text:p>
          </table:table-cell>
          <table:table-cell table:style-name="ce5" office:value-type="float" office:value="11.0022300000001" calcext:value-type="float">
            <text:p>11,002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onnenklippe (Bodetal) </text:p>
          </table:table-cell>
          <table:table-cell/>
          <table:table-cell table:style-name="ce4" office:value-type="float" office:value="51.722" calcext:value-type="float">
            <text:p>51,72200</text:p>
          </table:table-cell>
          <table:table-cell table:style-name="ce5" office:value-type="float" office:value="10.97013" calcext:value-type="float">
            <text:p>10,97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rinzensicht (Aussichtspunkt) </text:p>
          </table:table-cell>
          <table:table-cell/>
          <table:table-cell table:style-name="ce4" office:value-type="float" office:value="51.73372" calcext:value-type="float">
            <text:p>51,73372</text:p>
          </table:table-cell>
          <table:table-cell table:style-name="ce5" office:value-type="float" office:value="11.0074" calcext:value-type="float">
            <text:p>11,007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osstrappe (Abzweig Schurre) </text:p>
          </table:table-cell>
          <table:table-cell/>
          <table:table-cell table:style-name="ce4" office:value-type="float" office:value="51.73724" calcext:value-type="float">
            <text:p>51,73724</text:p>
          </table:table-cell>
          <table:table-cell table:style-name="ce5" office:value-type="float" office:value="11.01865" calcext:value-type="float">
            <text:p>11,018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a Viershöhe </text:p>
          </table:table-cell>
          <table:table-cell/>
          <table:table-cell table:style-name="ce4" office:value-type="float" office:value="51.73058" calcext:value-type="float">
            <text:p>51,73058</text:p>
          </table:table-cell>
          <table:table-cell table:style-name="ce5" office:value-type="float" office:value="11.01683" calcext:value-type="float">
            <text:p>11,016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lockenstein </text:p>
          </table:table-cell>
          <table:table-cell/>
          <table:table-cell table:style-name="ce4" office:value-type="float" office:value="51.72912" calcext:value-type="float">
            <text:p>51,72912</text:p>
          </table:table-cell>
          <table:table-cell table:style-name="ce5" office:value-type="float" office:value="11.05713" calcext:value-type="float">
            <text:p>11,057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mburger Wappen (Teufelsmauer) </text:p>
          </table:table-cell>
          <table:table-cell/>
          <table:table-cell table:style-name="ce4" office:value-type="float" office:value="51.7769" calcext:value-type="float">
            <text:p>51,77690</text:p>
          </table:table-cell>
          <table:table-cell table:style-name="ce5" office:value-type="float" office:value="11.00113" calcext:value-type="float">
            <text:p>11,00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hnenkleeklippen </text:p>
          </table:table-cell>
          <table:table-cell/>
          <table:table-cell table:style-name="ce4" office:value-type="float" office:value="51.73739" calcext:value-type="float">
            <text:p>51,73739</text:p>
          </table:table-cell>
          <table:table-cell table:style-name="ce5" office:value-type="float" office:value="10.56589" calcext:value-type="float">
            <text:p>10,565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roßvaterfelsen </text:p>
          </table:table-cell>
          <table:table-cell/>
          <table:table-cell table:style-name="ce4" office:value-type="float" office:value="51.78598" calcext:value-type="float">
            <text:p>51,78598</text:p>
          </table:table-cell>
          <table:table-cell table:style-name="ce5" office:value-type="float" office:value="10.96717" calcext:value-type="float">
            <text:p>10,967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uine Luisenburg </text:p>
          </table:table-cell>
          <table:table-cell/>
          <table:table-cell table:style-name="ce4" office:value-type="float" office:value="51.78275" calcext:value-type="float">
            <text:p>51,78275</text:p>
          </table:table-cell>
          <table:table-cell table:style-name="ce5" office:value-type="float" office:value="10.9542" calcext:value-type="float">
            <text:p>10,954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rocke Gärten </text:p>
          </table:table-cell>
          <table:table-cell/>
          <table:table-cell table:style-name="ce4" office:value-type="float" office:value="51.78747" calcext:value-type="float">
            <text:p>51,78747</text:p>
          </table:table-cell>
          <table:table-cell table:style-name="ce5" office:value-type="float" office:value="10.9563499999999" calcext:value-type="float">
            <text:p>10,956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tto-Ebert-Brücke (am Herzogsweg) </text:p>
          </table:table-cell>
          <table:table-cell/>
          <table:table-cell table:style-name="ce4" office:value-type="float" office:value="51.78495" calcext:value-type="float">
            <text:p>51,78495</text:p>
          </table:table-cell>
          <table:table-cell table:style-name="ce5" office:value-type="float" office:value="10.92302" calcext:value-type="float">
            <text:p>10,923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urgruine Regenstein </text:p>
          </table:table-cell>
          <table:table-cell/>
          <table:table-cell table:style-name="ce4" office:value-type="float" office:value="51.81386" calcext:value-type="float">
            <text:p>51,81386</text:p>
          </table:table-cell>
          <table:table-cell table:style-name="ce5" office:value-type="float" office:value="10.95836" calcext:value-type="float">
            <text:p>10,95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ndhöhlen im Heers </text:p>
          </table:table-cell>
          <table:table-cell/>
          <table:table-cell table:style-name="ce4" office:value-type="float" office:value="51.81721" calcext:value-type="float">
            <text:p>51,81721</text:p>
          </table:table-cell>
          <table:table-cell table:style-name="ce5" office:value-type="float" office:value="10.9658400000001" calcext:value-type="float">
            <text:p>10,965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genstein-Mühle </text:p>
          </table:table-cell>
          <table:table-cell/>
          <table:table-cell table:style-name="ce4" office:value-type="float" office:value="51.81653" calcext:value-type="float">
            <text:p>51,81653</text:p>
          </table:table-cell>
          <table:table-cell table:style-name="ce5" office:value-type="float" office:value="10.94883" calcext:value-type="float">
            <text:p>10,948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ustbergturm </text:p>
          </table:table-cell>
          <table:table-cell/>
          <table:table-cell table:style-name="ce4" office:value-type="float" office:value="51.83771" calcext:value-type="float">
            <text:p>51,83771</text:p>
          </table:table-cell>
          <table:table-cell table:style-name="ce5" office:value-type="float" office:value="10.85929" calcext:value-type="float">
            <text:p>10,859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tenburg (bei Heimburg) </text:p>
          </table:table-cell>
          <table:table-cell/>
          <table:table-cell table:style-name="ce4" office:value-type="float" office:value="51.82693" calcext:value-type="float">
            <text:p>51,82693</text:p>
          </table:table-cell>
          <table:table-cell table:style-name="ce5" office:value-type="float" office:value="10.9113" calcext:value-type="float">
            <text:p>10,91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asserkunst Thumkuhlental </text:p>
          </table:table-cell>
          <table:table-cell/>
          <table:table-cell table:style-name="ce4" office:value-type="float" office:value="51.80824" calcext:value-type="float">
            <text:p>51,80824</text:p>
          </table:table-cell>
          <table:table-cell table:style-name="ce5" office:value-type="float" office:value="10.7269699999999" calcext:value-type="float">
            <text:p>10,726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isongehege </text:p>
          </table:table-cell>
          <table:table-cell/>
          <table:table-cell table:style-name="ce4" office:value-type="float" office:value="51.6619201425077" calcext:value-type="float">
            <text:p>51,66192</text:p>
          </table:table-cell>
          <table:table-cell table:style-name="ce5" office:value-type="float" office:value="11.3417068775881" calcext:value-type="float">
            <text:p>11,34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olkmarskeller </text:p>
          </table:table-cell>
          <table:table-cell/>
          <table:table-cell table:style-name="ce4" office:value-type="float" office:value="51.78734" calcext:value-type="float">
            <text:p>51,78734</text:p>
          </table:table-cell>
          <table:table-cell table:style-name="ce5" office:value-type="float" office:value="10.87332" calcext:value-type="float">
            <text:p>10,873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ussichtspavillon Hoher Kleef </text:p>
          </table:table-cell>
          <table:table-cell/>
          <table:table-cell table:style-name="ce4" office:value-type="float" office:value="51.7537" calcext:value-type="float">
            <text:p>51,75370</text:p>
          </table:table-cell>
          <table:table-cell table:style-name="ce5" office:value-type="float" office:value="10.84622" calcext:value-type="float">
            <text:p>10,846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chornsteinberg </text:p>
          </table:table-cell>
          <table:table-cell/>
          <table:table-cell table:style-name="ce4" office:value-type="float" office:value="51.75973" calcext:value-type="float">
            <text:p>51,75973</text:p>
          </table:table-cell>
          <table:table-cell table:style-name="ce5" office:value-type="float" office:value="10.85047" calcext:value-type="float">
            <text:p>10,850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oter Schuss </text:p>
          </table:table-cell>
          <table:table-cell/>
          <table:table-cell table:style-name="ce4" office:value-type="float" office:value="51.61714" calcext:value-type="float">
            <text:p>51,61714</text:p>
          </table:table-cell>
          <table:table-cell table:style-name="ce5" office:value-type="float" office:value="10.6516799999999" calcext:value-type="float">
            <text:p>10,65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eltkulturerbe Rammelsberg </text:p>
          </table:table-cell>
          <table:table-cell/>
          <table:table-cell table:style-name="ce4" office:value-type="float" office:value="51.89008" calcext:value-type="float">
            <text:p>51,89008</text:p>
          </table:table-cell>
          <table:table-cell table:style-name="ce5" office:value-type="float" office:value="10.41905" calcext:value-type="float">
            <text:p>10,419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oppenberg mit Aussichtsturm </text:p>
          </table:table-cell>
          <table:table-cell/>
          <table:table-cell table:style-name="ce4" office:value-type="float" office:value="51.58811" calcext:value-type="float">
            <text:p>51,58811</text:p>
          </table:table-cell>
          <table:table-cell table:style-name="ce5" office:value-type="float" office:value="10.82696" calcext:value-type="float">
            <text:p>10,826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reitälerblick </text:p>
          </table:table-cell>
          <table:table-cell/>
          <table:table-cell table:style-name="ce4" office:value-type="float" office:value="51.60127" calcext:value-type="float">
            <text:p>51,60127</text:p>
          </table:table-cell>
          <table:table-cell table:style-name="ce5" office:value-type="float" office:value="10.7925700000001" calcext:value-type="float">
            <text:p>10,792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reiherrenstein (am Brandhai am 48A) </text:p>
          </table:table-cell>
          <table:table-cell/>
          <table:table-cell table:style-name="ce4" office:value-type="float" office:value="51.60638" calcext:value-type="float">
            <text:p>51,60638</text:p>
          </table:table-cell>
          <table:table-cell table:style-name="ce5" office:value-type="float" office:value="10.89193" calcext:value-type="float">
            <text:p>10,89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lfelder Wetterfahne </text:p>
          </table:table-cell>
          <table:table-cell/>
          <table:table-cell table:style-name="ce4" office:value-type="float" office:value="51.58742" calcext:value-type="float">
            <text:p>51,58742</text:p>
          </table:table-cell>
          <table:table-cell table:style-name="ce5" office:value-type="float" office:value="10.7915800000001" calcext:value-type="float">
            <text:p>10,79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hemalige Steinmühle </text:p>
          </table:table-cell>
          <table:table-cell/>
          <table:table-cell table:style-name="ce4" office:value-type="float" office:value="51.6077" calcext:value-type="float">
            <text:p>51,60770</text:p>
          </table:table-cell>
          <table:table-cell table:style-name="ce5" office:value-type="float" office:value="10.7284500000001" calcext:value-type="float">
            <text:p>10,728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Ziegenalm Sophienhof </text:p>
          </table:table-cell>
          <table:table-cell/>
          <table:table-cell table:style-name="ce4" office:value-type="float" office:value="51.63259" calcext:value-type="float">
            <text:p>51,63259</text:p>
          </table:table-cell>
          <table:table-cell table:style-name="ce5" office:value-type="float" office:value="10.79096" calcext:value-type="float">
            <text:p>10,790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uine Hohnstein </text:p>
          </table:table-cell>
          <table:table-cell/>
          <table:table-cell table:style-name="ce4" office:value-type="float" office:value="51.5698" calcext:value-type="float">
            <text:p>51,56980</text:p>
          </table:table-cell>
          <table:table-cell table:style-name="ce5" office:value-type="float" office:value="10.83748" calcext:value-type="float">
            <text:p>10,837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Harzer Holzdampflok </text:p>
          </table:table-cell>
          <table:table-cell/>
          <table:table-cell table:style-name="ce4" office:value-type="float" office:value="51.5566485476601" calcext:value-type="float">
            <text:p>51,55665</text:p>
          </table:table-cell>
          <table:table-cell table:style-name="ce5" office:value-type="float" office:value="10.8254938913373" calcext:value-type="float">
            <text:p>10,825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bersburg </text:p>
          </table:table-cell>
          <table:table-cell/>
          <table:table-cell table:style-name="ce4" office:value-type="float" office:value="51.55382" calcext:value-type="float">
            <text:p>51,55382</text:p>
          </table:table-cell>
          <table:table-cell table:style-name="ce5" office:value-type="float" office:value="10.87972" calcext:value-type="float">
            <text:p>10,87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inhornhöhle </text:p>
          </table:table-cell>
          <table:table-cell/>
          <table:table-cell table:style-name="ce4" office:value-type="float" office:value="51.63502" calcext:value-type="float">
            <text:p>51,63502</text:p>
          </table:table-cell>
          <table:table-cell table:style-name="ce5" office:value-type="float" office:value="10.4044" calcext:value-type="float">
            <text:p>10,4044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geswarte </text:p>
          </table:table-cell>
          <table:table-cell/>
          <table:table-cell table:style-name="ce4" office:value-type="float" office:value="51.91484" calcext:value-type="float">
            <text:p>51,91484</text:p>
          </table:table-cell>
          <table:table-cell table:style-name="ce5" office:value-type="float" office:value="10.25144" calcext:value-type="float">
            <text:p>10,25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uchsstein </text:p>
          </table:table-cell>
          <table:table-cell/>
          <table:table-cell table:style-name="ce4" office:value-type="float" office:value="51.88032" calcext:value-type="float">
            <text:p>51,88032</text:p>
          </table:table-cell>
          <table:table-cell table:style-name="ce5" office:value-type="float" office:value="10.25558" calcext:value-type="float">
            <text:p>10,255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ränkebachhütte </text:p>
          </table:table-cell>
          <table:table-cell/>
          <table:table-cell table:style-name="ce4" office:value-type="float" office:value="51.8849" calcext:value-type="float">
            <text:p>51,88490</text:p>
          </table:table-cell>
          <table:table-cell table:style-name="ce5" office:value-type="float" office:value="10.23857" calcext:value-type="float">
            <text:p>10,238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rinzenlaube </text:p>
          </table:table-cell>
          <table:table-cell/>
          <table:table-cell table:style-name="ce4" office:value-type="float" office:value="51.8258" calcext:value-type="float">
            <text:p>51,82580</text:p>
          </table:table-cell>
          <table:table-cell table:style-name="ce5" office:value-type="float" office:value="10.28858" calcext:value-type="float">
            <text:p>10,288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chöne Aussicht Bielstein </text:p>
          </table:table-cell>
          <table:table-cell/>
          <table:table-cell table:style-name="ce4" office:value-type="float" office:value="51.87683" calcext:value-type="float">
            <text:p>51,87683</text:p>
          </table:table-cell>
          <table:table-cell table:style-name="ce5" office:value-type="float" office:value="10.29205" calcext:value-type="float">
            <text:p>10,292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aßener Gaipel </text:p>
          </table:table-cell>
          <table:table-cell/>
          <table:table-cell table:style-name="ce4" office:value-type="float" office:value="51.8636" calcext:value-type="float">
            <text:p>51,86360</text:p>
          </table:table-cell>
          <table:table-cell table:style-name="ce5" office:value-type="float" office:value="10.29024" calcext:value-type="float">
            <text:p>10,290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udmerberger Warte </text:p>
          </table:table-cell>
          <table:table-cell/>
          <table:table-cell table:style-name="ce4" office:value-type="float" office:value="51.91484" calcext:value-type="float">
            <text:p>51,91484</text:p>
          </table:table-cell>
          <table:table-cell table:style-name="ce5" office:value-type="float" office:value="10.46775" calcext:value-type="float">
            <text:p>10,467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eimberg </text:p>
          </table:table-cell>
          <table:table-cell/>
          <table:table-cell table:style-name="ce4" office:value-type="float" office:value="51.9128" calcext:value-type="float">
            <text:p>51,91280</text:p>
          </table:table-cell>
          <table:table-cell table:style-name="ce5" office:value-type="float" office:value="10.33016" calcext:value-type="float">
            <text:p>10,33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ranestausee </text:p>
          </table:table-cell>
          <table:table-cell/>
          <table:table-cell table:style-name="ce4" office:value-type="float" office:value="51.90058" calcext:value-type="float">
            <text:p>51,90058</text:p>
          </table:table-cell>
          <table:table-cell table:style-name="ce5" office:value-type="float" office:value="10.38222" calcext:value-type="float">
            <text:p>10,382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einbergturm/Steinbergalm </text:p>
          </table:table-cell>
          <table:table-cell/>
          <table:table-cell table:style-name="ce4" office:value-type="float" office:value="51.90652" calcext:value-type="float">
            <text:p>51,90652</text:p>
          </table:table-cell>
          <table:table-cell table:style-name="ce5" office:value-type="float" office:value="10.40525" calcext:value-type="float">
            <text:p>10,405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iebesbank </text:p>
          </table:table-cell>
          <table:table-cell/>
          <table:table-cell table:style-name="ce4" office:value-type="float" office:value="51.86065" calcext:value-type="float">
            <text:p>51,86065</text:p>
          </table:table-cell>
          <table:table-cell table:style-name="ce5" office:value-type="float" office:value="10.35732" calcext:value-type="float">
            <text:p>10,357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rumbacher Teich </text:p>
          </table:table-cell>
          <table:table-cell/>
          <table:table-cell table:style-name="ce4" office:value-type="float" office:value="51.84918" calcext:value-type="float">
            <text:p>51,84918</text:p>
          </table:table-cell>
          <table:table-cell table:style-name="ce5" office:value-type="float" office:value="10.2994" calcext:value-type="float">
            <text:p>10,299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amseck </text:p>
          </table:table-cell>
          <table:table-cell/>
          <table:table-cell table:style-name="ce4" office:value-type="float" office:value="51.88848" calcext:value-type="float">
            <text:p>51,88848</text:p>
          </table:table-cell>
          <table:table-cell table:style-name="ce5" office:value-type="float" office:value="10.42668" calcext:value-type="float">
            <text:p>10,426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ismarckturm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1.6408" calcext:value-type="float">
            <text:p>51,64080</text:p>
          </table:table-cell>
          <table:table-cell table:style-name="ce5" office:value-type="float" office:value="10.47221" calcext:value-type="float">
            <text:p>10,4722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erlobungsinsel in der Oker </text:p>
          </table:table-cell>
          <table:table-cell/>
          <table:table-cell table:style-name="ce4" office:value-type="float" office:value="51.86725" calcext:value-type="float">
            <text:p>51,86725</text:p>
          </table:table-cell>
          <table:table-cell table:style-name="ce5" office:value-type="float" office:value="10.47408" calcext:value-type="float">
            <text:p>10,47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reppenstein </text:p>
          </table:table-cell>
          <table:table-cell/>
          <table:table-cell table:style-name="ce4" office:value-type="float" office:value="51.87183" calcext:value-type="float">
            <text:p>51,87183</text:p>
          </table:table-cell>
          <table:table-cell table:style-name="ce5" office:value-type="float" office:value="10.48139" calcext:value-type="float">
            <text:p>10,48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ästehaus </text:p>
          </table:table-cell>
          <table:table-cell/>
          <table:table-cell table:style-name="ce4" office:value-type="float" office:value="51.86812" calcext:value-type="float">
            <text:p>51,86812</text:p>
          </table:table-cell>
          <table:table-cell table:style-name="ce5" office:value-type="float" office:value="10.48468" calcext:value-type="float">
            <text:p>10,484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allesche Hütte (an den Ahrendsberger Klippen) </text:p>
          </table:table-cell>
          <table:table-cell/>
          <table:table-cell table:style-name="ce4" office:value-type="float" office:value="51.85412" calcext:value-type="float">
            <text:p>51,85412</text:p>
          </table:table-cell>
          <table:table-cell table:style-name="ce5" office:value-type="float" office:value="10.4678699999999" calcext:value-type="float">
            <text:p>10,467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lfenstein </text:p>
          </table:table-cell>
          <table:table-cell/>
          <table:table-cell table:style-name="ce4" office:value-type="float" office:value="51.8791" calcext:value-type="float">
            <text:p>51,87910</text:p>
          </table:table-cell>
          <table:table-cell table:style-name="ce5" office:value-type="float" office:value="10.52723" calcext:value-type="float">
            <text:p>10,527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„Aussichtsreich“ Burgberg </text:p>
          </table:table-cell>
          <table:table-cell/>
          <table:table-cell table:style-name="ce4" office:value-type="float" office:value="51.87167" calcext:value-type="float">
            <text:p>51,87167</text:p>
          </table:table-cell>
          <table:table-cell table:style-name="ce5" office:value-type="float" office:value="10.56647" calcext:value-type="float">
            <text:p>10,566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reuz des deutschen Ostens </text:p>
          </table:table-cell>
          <table:table-cell/>
          <table:table-cell table:style-name="ce4" office:value-type="float" office:value="51.87532" calcext:value-type="float">
            <text:p>51,87532</text:p>
          </table:table-cell>
          <table:table-cell table:style-name="ce5" office:value-type="float" office:value="10.59258" calcext:value-type="float">
            <text:p>10,592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aststätte Rinderstall </text:p>
          </table:table-cell>
          <table:table-cell/>
          <table:table-cell table:style-name="ce4" office:value-type="float" office:value="51.71627" calcext:value-type="float">
            <text:p>51,71627</text:p>
          </table:table-cell>
          <table:table-cell table:style-name="ce5" office:value-type="float" office:value="10.5624" calcext:value-type="float">
            <text:p>10,562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öte am Heidenstieg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1.84091" calcext:value-type="float">
            <text:p>51,84091</text:p>
          </table:table-cell>
          <table:table-cell table:style-name="ce5" office:value-type="float" office:value="10.42347" calcext:value-type="float">
            <text:p>10,423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chalker Turm </text:p>
          </table:table-cell>
          <table:table-cell/>
          <table:table-cell table:style-name="ce4" office:value-type="float" office:value="51.84882" calcext:value-type="float">
            <text:p>51,84882</text:p>
          </table:table-cell>
          <table:table-cell table:style-name="ce5" office:value-type="float" office:value="10.38229" calcext:value-type="float">
            <text:p>10,38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ochstein, Oberer Schalker Graben </text:p>
          </table:table-cell>
          <table:table-cell/>
          <table:table-cell table:style-name="ce4" office:value-type="float" office:value="51.83702" calcext:value-type="float">
            <text:p>51,83702</text:p>
          </table:table-cell>
          <table:table-cell table:style-name="ce5" office:value-type="float" office:value="10.37981" calcext:value-type="float">
            <text:p>10,379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eppner Hütte, Jägersbleeker Teich </text:p>
          </table:table-cell>
          <table:table-cell/>
          <table:table-cell table:style-name="ce4" office:value-type="float" office:value="51.79791" calcext:value-type="float">
            <text:p>51,79791</text:p>
          </table:table-cell>
          <table:table-cell table:style-name="ce5" office:value-type="float" office:value="10.38888" calcext:value-type="float">
            <text:p>10,388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uttaler Widerwaage </text:p>
          </table:table-cell>
          <table:table-cell/>
          <table:table-cell table:style-name="ce4" office:value-type="float" office:value="51.78573" calcext:value-type="float">
            <text:p>51,78573</text:p>
          </table:table-cell>
          <table:table-cell table:style-name="ce5" office:value-type="float" office:value="10.37743" calcext:value-type="float">
            <text:p>10,377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ütte im WeltWald Harz </text:p>
          </table:table-cell>
          <table:table-cell/>
          <table:table-cell table:style-name="ce4" office:value-type="float" office:value="51.81926" calcext:value-type="float">
            <text:p>51,81926</text:p>
          </table:table-cell>
          <table:table-cell table:style-name="ce5" office:value-type="float" office:value="10.2250300000001" calcext:value-type="float">
            <text:p>10,225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berger Albertturm </text:p>
          </table:table-cell>
          <table:table-cell/>
          <table:table-cell table:style-name="ce4" office:value-type="float" office:value="51.81987" calcext:value-type="float">
            <text:p>51,81987</text:p>
          </table:table-cell>
          <table:table-cell table:style-name="ce5" office:value-type="float" office:value="10.2452000000001" calcext:value-type="float">
            <text:p>10,245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Kaysereiche (Schutzhütte) </text:p>
          </table:table-cell>
          <table:table-cell/>
          <table:table-cell table:style-name="ce4" office:value-type="float" office:value="51.79208" calcext:value-type="float">
            <text:p>51,79208</text:p>
          </table:table-cell>
          <table:table-cell table:style-name="ce5" office:value-type="float" office:value="10.2757300000001" calcext:value-type="float">
            <text:p>10,275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chwarzenberg, Köte Brockenblick </text:p>
          </table:table-cell>
          <table:table-cell/>
          <table:table-cell table:style-name="ce4" office:value-type="float" office:value="51.80594" calcext:value-type="float">
            <text:p>51,80594</text:p>
          </table:table-cell>
          <table:table-cell table:style-name="ce5" office:value-type="float" office:value="10.4455800000001" calcext:value-type="float">
            <text:p>10,445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örster-Ludewig-Platz </text:p>
          </table:table-cell>
          <table:table-cell/>
          <table:table-cell table:style-name="ce4" office:value-type="float" office:value="51.80347" calcext:value-type="float">
            <text:p>51,80347</text:p>
          </table:table-cell>
          <table:table-cell table:style-name="ce5" office:value-type="float" office:value="10.48783" calcext:value-type="float">
            <text:p>10,487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ustav-Baumann-Weg (NPH) </text:p>
          </table:table-cell>
          <table:table-cell/>
          <table:table-cell table:style-name="ce4" office:value-type="float" office:value="51.78544" calcext:value-type="float">
            <text:p>51,78544</text:p>
          </table:table-cell>
          <table:table-cell table:style-name="ce5" office:value-type="float" office:value="10.46754" calcext:value-type="float">
            <text:p>10,467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Wolfswarte </text:p>
          </table:table-cell>
          <table:table-cell/>
          <table:table-cell table:style-name="ce4" office:value-type="float" office:value="51.79024" calcext:value-type="float">
            <text:p>51,79024</text:p>
          </table:table-cell>
          <table:table-cell table:style-name="ce5" office:value-type="float" office:value="10.50364" calcext:value-type="float">
            <text:p>10,503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ckersprung </text:p>
          </table:table-cell>
          <table:table-cell/>
          <table:table-cell table:style-name="ce4" office:value-type="float" office:value="51.78772" calcext:value-type="float">
            <text:p>51,78772</text:p>
          </table:table-cell>
          <table:table-cell table:style-name="ce5" office:value-type="float" office:value="10.58642" calcext:value-type="float">
            <text:p>10,586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ärenbrucher Teich </text:p>
          </table:table-cell>
          <table:table-cell/>
          <table:table-cell table:style-name="ce4" office:value-type="float" office:value="51.77606" calcext:value-type="float">
            <text:p>51,77606</text:p>
          </table:table-cell>
          <table:table-cell table:style-name="ce5" office:value-type="float" office:value="10.351" calcext:value-type="float">
            <text:p>10,35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raunseck </text:p>
          </table:table-cell>
          <table:table-cell/>
          <table:table-cell table:style-name="ce4" office:value-type="float" office:value="51.76677" calcext:value-type="float">
            <text:p>51,76677</text:p>
          </table:table-cell>
          <table:table-cell table:style-name="ce5" office:value-type="float" office:value="10.35523" calcext:value-type="float">
            <text:p>10,355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uckholzklippe </text:p>
          </table:table-cell>
          <table:table-cell/>
          <table:table-cell table:style-name="ce4" office:value-type="float" office:value="51.76632" calcext:value-type="float">
            <text:p>51,76632</text:p>
          </table:table-cell>
          <table:table-cell table:style-name="ce5" office:value-type="float" office:value="10.3138300000001" calcext:value-type="float">
            <text:p>10,313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selsplatz </text:p>
          </table:table-cell>
          <table:table-cell/>
          <table:table-cell table:style-name="ce4" office:value-type="float" office:value="51.7462" calcext:value-type="float">
            <text:p>51,74620</text:p>
          </table:table-cell>
          <table:table-cell table:style-name="ce5" office:value-type="float" office:value="10.30148" calcext:value-type="float">
            <text:p>10,30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berer Hahnebalzer Teich </text:p>
          </table:table-cell>
          <table:table-cell/>
          <table:table-cell table:style-name="ce4" office:value-type="float" office:value="51.7847595592193" calcext:value-type="float">
            <text:p>51,78476</text:p>
          </table:table-cell>
          <table:table-cell table:style-name="ce5" office:value-type="float" office:value="10.286078453064" calcext:value-type="float">
            <text:p>10,286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ndolinenhütte </text:p>
          </table:table-cell>
          <table:table-cell/>
          <table:table-cell table:style-name="ce4" office:value-type="float" office:value="51.89504" calcext:value-type="float">
            <text:p>51,89504</text:p>
          </table:table-cell>
          <table:table-cell table:style-name="ce5" office:value-type="float" office:value="10.27904" calcext:value-type="float">
            <text:p>10,279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öte Schindelkopf </text:p>
          </table:table-cell>
          <table:table-cell/>
          <table:table-cell table:style-name="ce4" office:value-type="float" office:value="51.72322" calcext:value-type="float">
            <text:p>51,72322</text:p>
          </table:table-cell>
          <table:table-cell table:style-name="ce5" office:value-type="float" office:value="10.33626" calcext:value-type="float">
            <text:p>10,336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anskühnenburg </text:p>
          </table:table-cell>
          <table:table-cell/>
          <table:table-cell table:style-name="ce4" office:value-type="float" office:value="51.72814" calcext:value-type="float">
            <text:p>51,72814</text:p>
          </table:table-cell>
          <table:table-cell table:style-name="ce5" office:value-type="float" office:value="10.40336" calcext:value-type="float">
            <text:p>10,4033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chmidts-Denkmal </text:p>
          </table:table-cell>
          <table:table-cell/>
          <table:table-cell table:style-name="ce4" office:value-type="float" office:value="51.7771" calcext:value-type="float">
            <text:p>51,77710</text:p>
          </table:table-cell>
          <table:table-cell table:style-name="ce5" office:value-type="float" office:value="10.38783" calcext:value-type="float">
            <text:p>10,387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roßes Wehr </text:p>
          </table:table-cell>
          <table:table-cell/>
          <table:table-cell table:style-name="ce4" office:value-type="float" office:value="51.7626" calcext:value-type="float">
            <text:p>51,76260</text:p>
          </table:table-cell>
          <table:table-cell table:style-name="ce5" office:value-type="float" office:value="10.44573" calcext:value-type="float">
            <text:p>10,445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leonorenblick </text:p>
          </table:table-cell>
          <table:table-cell/>
          <table:table-cell table:style-name="ce4" office:value-type="float" office:value="51.75382" calcext:value-type="float">
            <text:p>51,75382</text:p>
          </table:table-cell>
          <table:table-cell table:style-name="ce5" office:value-type="float" office:value="10.39834" calcext:value-type="float">
            <text:p>10,398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aturmythenpfad (NPH) </text:p>
          </table:table-cell>
          <table:table-cell/>
          <table:table-cell table:style-name="ce4" office:value-type="float" office:value="51.72311" calcext:value-type="float">
            <text:p>51,72311</text:p>
          </table:table-cell>
          <table:table-cell table:style-name="ce5" office:value-type="float" office:value="10.58188" calcext:value-type="float">
            <text:p>10,581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leine Oker </text:p>
          </table:table-cell>
          <table:table-cell/>
          <table:table-cell table:style-name="ce4" office:value-type="float" office:value="51.79513" calcext:value-type="float">
            <text:p>51,79513</text:p>
          </table:table-cell>
          <table:table-cell table:style-name="ce5" office:value-type="float" office:value="10.47567" calcext:value-type="float">
            <text:p>10,475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roßer Knollen </text:p>
          </table:table-cell>
          <table:table-cell/>
          <table:table-cell table:style-name="ce4" office:value-type="float" office:value="51.6674" calcext:value-type="float">
            <text:p>51,66740</text:p>
          </table:table-cell>
          <table:table-cell table:style-name="ce5" office:value-type="float" office:value="10.43012" calcext:value-type="float">
            <text:p>10,430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uine Scharzfels </text:p>
          </table:table-cell>
          <table:table-cell/>
          <table:table-cell table:style-name="ce4" office:value-type="float" office:value="51.62885" calcext:value-type="float">
            <text:p>51,62885</text:p>
          </table:table-cell>
          <table:table-cell table:style-name="ce5" office:value-type="float" office:value="10.4089300000001" calcext:value-type="float">
            <text:p>10,4089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nollenkreuz </text:p>
          </table:table-cell>
          <table:table-cell/>
          <table:table-cell table:style-name="ce4" office:value-type="float" office:value="51.64342" calcext:value-type="float">
            <text:p>51,64342</text:p>
          </table:table-cell>
          <table:table-cell table:style-name="ce5" office:value-type="float" office:value="10.4426" calcext:value-type="float">
            <text:p>10,44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oedeckenplatz </text:p>
          </table:table-cell>
          <table:table-cell/>
          <table:table-cell table:style-name="ce4" office:value-type="float" office:value="51.6884" calcext:value-type="float">
            <text:p>51,68840</text:p>
          </table:table-cell>
          <table:table-cell table:style-name="ce5" office:value-type="float" office:value="10.47205" calcext:value-type="float">
            <text:p>10,472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reibrodestein </text:p>
          </table:table-cell>
          <table:table-cell/>
          <table:table-cell table:style-name="ce4" office:value-type="float" office:value="51.73224" calcext:value-type="float">
            <text:p>51,73224</text:p>
          </table:table-cell>
          <table:table-cell table:style-name="ce5" office:value-type="float" office:value="10.51136" calcext:value-type="float">
            <text:p>10,51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hberger Grabenhaus </text:p>
          </table:table-cell>
          <table:table-cell/>
          <table:table-cell table:style-name="ce4" office:value-type="float" office:value="51.72925" calcext:value-type="float">
            <text:p>51,72925</text:p>
          </table:table-cell>
          <table:table-cell table:style-name="ce5" office:value-type="float" office:value="10.5380700000001" calcext:value-type="float">
            <text:p>10,538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Wurmberg-Baude </text:p>
          </table:table-cell>
          <table:table-cell/>
          <table:table-cell table:style-name="ce4" office:value-type="float" office:value="51.75643" calcext:value-type="float">
            <text:p>51,75643</text:p>
          </table:table-cell>
          <table:table-cell table:style-name="ce5" office:value-type="float" office:value="10.61868" calcext:value-type="float">
            <text:p>10,618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apellenfleck </text:p>
          </table:table-cell>
          <table:table-cell/>
          <table:table-cell table:style-name="ce4" office:value-type="float" office:value="51.69071" calcext:value-type="float">
            <text:p>51,69071</text:p>
          </table:table-cell>
          <table:table-cell table:style-name="ce5" office:value-type="float" office:value="10.59574" calcext:value-type="float">
            <text:p>10,595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assenstein </text:p>
          </table:table-cell>
          <table:table-cell/>
          <table:table-cell table:style-name="ce4" office:value-type="float" office:value="51.63829" calcext:value-type="float">
            <text:p>51,63829</text:p>
          </table:table-cell>
          <table:table-cell table:style-name="ce5" office:value-type="float" office:value="10.52495" calcext:value-type="float">
            <text:p>10,524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öberhai </text:p>
          </table:table-cell>
          <table:table-cell/>
          <table:table-cell table:style-name="ce4" office:value-type="float" office:value="51.65653" calcext:value-type="float">
            <text:p>51,65653</text:p>
          </table:table-cell>
          <table:table-cell table:style-name="ce5" office:value-type="float" office:value="10.55408" calcext:value-type="float">
            <text:p>10,55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elenenruh </text:p>
          </table:table-cell>
          <table:table-cell/>
          <table:table-cell table:style-name="ce4" office:value-type="float" office:value="51.64226" calcext:value-type="float">
            <text:p>51,64226</text:p>
          </table:table-cell>
          <table:table-cell table:style-name="ce5" office:value-type="float" office:value="10.61077" calcext:value-type="float">
            <text:p>10,610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ephanshütte </text:p>
          </table:table-cell>
          <table:table-cell/>
          <table:table-cell table:style-name="ce4" office:value-type="float" office:value="51.63092" calcext:value-type="float">
            <text:p>51,63092</text:p>
          </table:table-cell>
          <table:table-cell table:style-name="ce5" office:value-type="float" office:value="10.5427099999999" calcext:value-type="float">
            <text:p>10,542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reuztalsklippe </text:p>
          </table:table-cell>
          <table:table-cell/>
          <table:table-cell table:style-name="ce4" office:value-type="float" office:value="51.62819" calcext:value-type="float">
            <text:p>51,62819</text:p>
          </table:table-cell>
          <table:table-cell table:style-name="ce5" office:value-type="float" office:value="10.58487" calcext:value-type="float">
            <text:p>10,584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ipfelblick am Kaiserweg </text:p>
          </table:table-cell>
          <table:table-cell/>
          <table:table-cell table:style-name="ce4" office:value-type="float" office:value="51.6531758958907" calcext:value-type="float">
            <text:p>51,65318</text:p>
          </table:table-cell>
          <table:table-cell table:style-name="ce5" office:value-type="float" office:value="10.6012916564941" calcext:value-type="float">
            <text:p>10,60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iefmutter </text:p>
          </table:table-cell>
          <table:table-cell/>
          <table:table-cell table:style-name="ce4" office:value-type="float" office:value="51.6231" calcext:value-type="float">
            <text:p>51,62310</text:p>
          </table:table-cell>
          <table:table-cell table:style-name="ce5" office:value-type="float" office:value="10.6432600000001" calcext:value-type="float">
            <text:p>10,643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Wendel-Eiche </text:p>
          </table:table-cell>
          <table:table-cell/>
          <table:table-cell table:style-name="ce4" office:value-type="float" office:value="51.62454" calcext:value-type="float">
            <text:p>51,62454</text:p>
          </table:table-cell>
          <table:table-cell table:style-name="ce5" office:value-type="float" office:value="10.65709" calcext:value-type="float">
            <text:p>10,657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achsensteinhütte </text:p>
          </table:table-cell>
          <table:table-cell/>
          <table:table-cell table:style-name="ce4" office:value-type="float" office:value="51.58073" calcext:value-type="float">
            <text:p>51,58073</text:p>
          </table:table-cell>
          <table:table-cell table:style-name="ce5" office:value-type="float" office:value="10.58385" calcext:value-type="float">
            <text:p>10,583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Hexentanzplatz (= Ellricher Blick) </text:p>
          </table:table-cell>
          <table:table-cell/>
          <table:table-cell table:style-name="ce4" office:value-type="float" office:value="51.58104" calcext:value-type="float">
            <text:p>51,58104</text:p>
          </table:table-cell>
          <table:table-cell table:style-name="ce5" office:value-type="float" office:value="10.64591" calcext:value-type="float">
            <text:p>10,645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reieckiger Pfahl </text:p>
          </table:table-cell>
          <table:table-cell/>
          <table:table-cell table:style-name="ce4" office:value-type="float" office:value="51.78133" calcext:value-type="float">
            <text:p>51,78133</text:p>
          </table:table-cell>
          <table:table-cell table:style-name="ce5" office:value-type="float" office:value="10.58055" calcext:value-type="float">
            <text:p>10,580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olkenhaus </text:p>
          </table:table-cell>
          <table:table-cell/>
          <table:table-cell table:style-name="ce4" office:value-type="float" office:value="51.85568" calcext:value-type="float">
            <text:p>51,85568</text:p>
          </table:table-cell>
          <table:table-cell table:style-name="ce5" office:value-type="float" office:value="10.5731000000001" calcext:value-type="float">
            <text:p>10,573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abenklippe </text:p>
          </table:table-cell>
          <table:table-cell/>
          <table:table-cell table:style-name="ce4" office:value-type="float" office:value="51.86502" calcext:value-type="float">
            <text:p>51,86502</text:p>
          </table:table-cell>
          <table:table-cell table:style-name="ce5" office:value-type="float" office:value="10.60532" calcext:value-type="float">
            <text:p>10,605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ltarklippe (oberhalb d. Granestausees) </text:p>
          </table:table-cell>
          <table:table-cell/>
          <table:table-cell table:style-name="ce4" office:value-type="float" office:value="51.88803" calcext:value-type="float">
            <text:p>51,88803</text:p>
          </table:table-cell>
          <table:table-cell table:style-name="ce5" office:value-type="float" office:value="10.3315299999999" calcext:value-type="float">
            <text:p>10,331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atzsohlteich </text:p>
          </table:table-cell>
          <table:table-cell/>
          <table:table-cell table:style-name="ce4" office:value-type="float" office:value="51.63703" calcext:value-type="float">
            <text:p>51,63703</text:p>
          </table:table-cell>
          <table:table-cell table:style-name="ce5" office:value-type="float" office:value="10.96838" calcext:value-type="float">
            <text:p>10,968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Waldwiese Hirschbüchenkopf </text:p>
          </table:table-cell>
          <table:table-cell/>
          <table:table-cell table:style-name="ce4" office:value-type="float" office:value="51.63769" calcext:value-type="float">
            <text:p>51,63769</text:p>
          </table:table-cell>
          <table:table-cell table:style-name="ce5" office:value-type="float" office:value="11.02274" calcext:value-type="float">
            <text:p>11,022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ohnehof </text:p>
          </table:table-cell>
          <table:table-cell/>
          <table:table-cell table:style-name="ce4" office:value-type="float" office:value="51.77536" calcext:value-type="float">
            <text:p>51,77536</text:p>
          </table:table-cell>
          <table:table-cell table:style-name="ce5" office:value-type="float" office:value="10.7192" calcext:value-type="float">
            <text:p>10,719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chaubergwerk Glasebach </text:p>
          </table:table-cell>
          <table:table-cell/>
          <table:table-cell table:style-name="ce4" office:value-type="float" office:value="51.61185" calcext:value-type="float">
            <text:p>51,61185</text:p>
          </table:table-cell>
          <table:table-cell table:style-name="ce5" office:value-type="float" office:value="11.0651" calcext:value-type="float">
            <text:p>11,065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Uhlenköpfe Hänichen </text:p>
          </table:table-cell>
          <table:table-cell/>
          <table:table-cell table:style-name="ce4" office:value-type="float" office:value="51.63218" calcext:value-type="float">
            <text:p>51,63218</text:p>
          </table:table-cell>
          <table:table-cell table:style-name="ce5" office:value-type="float" office:value="11.08296" calcext:value-type="float">
            <text:p>11,082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erlobungsurne Alexisbad </text:p>
          </table:table-cell>
          <table:table-cell/>
          <table:table-cell table:style-name="ce4" office:value-type="float" office:value="51.64635" calcext:value-type="float">
            <text:p>51,64635</text:p>
          </table:table-cell>
          <table:table-cell table:style-name="ce5" office:value-type="float" office:value="11.11478" calcext:value-type="float">
            <text:p>11,114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irschgrund (am Gasthaus Königsruhe) </text:p>
          </table:table-cell>
          <table:table-cell/>
          <table:table-cell table:style-name="ce4" office:value-type="float" office:value="51.73363" calcext:value-type="float">
            <text:p>51,73363</text:p>
          </table:table-cell>
          <table:table-cell table:style-name="ce5" office:value-type="float" office:value="11.01775" calcext:value-type="float">
            <text:p>11,017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V. Friedrichshammer </text:p>
          </table:table-cell>
          <table:table-cell/>
          <table:table-cell table:style-name="ce4" office:value-type="float" office:value="51.66857" calcext:value-type="float">
            <text:p>51,66857</text:p>
          </table:table-cell>
          <table:table-cell table:style-name="ce5" office:value-type="float" office:value="11.16581" calcext:value-type="float">
            <text:p>11,165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lter Kohlenschacht </text:p>
          </table:table-cell>
          <table:table-cell/>
          <table:table-cell table:style-name="ce4" office:value-type="float" office:value="51.70738" calcext:value-type="float">
            <text:p>51,70738</text:p>
          </table:table-cell>
          <table:table-cell table:style-name="ce5" office:value-type="float" office:value="11.25546" calcext:value-type="float">
            <text:p>11,255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orstmeister Tannen </text:p>
          </table:table-cell>
          <table:table-cell/>
          <table:table-cell table:style-name="ce4" office:value-type="float" office:value="51.71611" calcext:value-type="float">
            <text:p>51,71611</text:p>
          </table:table-cell>
          <table:table-cell table:style-name="ce5" office:value-type="float" office:value="11.21" calcext:value-type="float">
            <text:p>11,21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chirm </text:p>
          </table:table-cell>
          <table:table-cell/>
          <table:table-cell table:style-name="ce4" office:value-type="float" office:value="51.69141" calcext:value-type="float">
            <text:p>51,69141</text:p>
          </table:table-cell>
          <table:table-cell table:style-name="ce5" office:value-type="float" office:value="11.18253" calcext:value-type="float">
            <text:p>11,182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Försterblick Gernrode </text:p>
          </table:table-cell>
          <table:table-cell/>
          <table:table-cell table:style-name="ce4" office:value-type="float" office:value="51.71769" calcext:value-type="float">
            <text:p>51,71769</text:p>
          </table:table-cell>
          <table:table-cell table:style-name="ce5" office:value-type="float" office:value="11.1309" calcext:value-type="float">
            <text:p>11,130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ärendenkmal </text:p>
          </table:table-cell>
          <table:table-cell/>
          <table:table-cell table:style-name="ce4" office:value-type="float" office:value="51.68222" calcext:value-type="float">
            <text:p>51,68222</text:p>
          </table:table-cell>
          <table:table-cell table:style-name="ce5" office:value-type="float" office:value="11.0958900000001" calcext:value-type="float">
            <text:p>11,095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reußenturm </text:p>
          </table:table-cell>
          <table:table-cell/>
          <table:table-cell table:style-name="ce4" office:value-type="float" office:value="51.72378" calcext:value-type="float">
            <text:p>51,72378</text:p>
          </table:table-cell>
          <table:table-cell table:style-name="ce5" office:value-type="float" office:value="11.1191699999999" calcext:value-type="float">
            <text:p>11,119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nhaltinischer Salstein </text:p>
          </table:table-cell>
          <table:table-cell/>
          <table:table-cell table:style-name="ce4" office:value-type="float" office:value="51.71634" calcext:value-type="float">
            <text:p>51,71634</text:p>
          </table:table-cell>
          <table:table-cell table:style-name="ce5" office:value-type="float" office:value="11.10558" calcext:value-type="float">
            <text:p>11,105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auenburg </text:p>
          </table:table-cell>
          <table:table-cell/>
          <table:table-cell table:style-name="ce4" office:value-type="float" office:value="51.72632" calcext:value-type="float">
            <text:p>51,72632</text:p>
          </table:table-cell>
          <table:table-cell table:style-name="ce5" office:value-type="float" office:value="11.08071" calcext:value-type="float">
            <text:p>11,080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eufelsmauer Weddersleben </text:p>
          </table:table-cell>
          <table:table-cell/>
          <table:table-cell table:style-name="ce4" office:value-type="float" office:value="51.75603" calcext:value-type="float">
            <text:p>51,75603</text:p>
          </table:table-cell>
          <table:table-cell table:style-name="ce5" office:value-type="float" office:value="11.08734" calcext:value-type="float">
            <text:p>11,087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roße Teufelsmühle </text:p>
          </table:table-cell>
          <table:table-cell/>
          <table:table-cell table:style-name="ce4" office:value-type="float" office:value="51.68488" calcext:value-type="float">
            <text:p>51,68488</text:p>
          </table:table-cell>
          <table:table-cell table:style-name="ce5" office:value-type="float" office:value="11.07928" calcext:value-type="float">
            <text:p>11,079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ergrat-Müller-Teich </text:p>
          </table:table-cell>
          <table:table-cell/>
          <table:table-cell table:style-name="ce4" office:value-type="float" office:value="51.67948" calcext:value-type="float">
            <text:p>51,67948</text:p>
          </table:table-cell>
          <table:table-cell table:style-name="ce5" office:value-type="float" office:value="11.0650000000001" calcext:value-type="float">
            <text:p>11,06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aubtalblick </text:p>
          </table:table-cell>
          <table:table-cell/>
          <table:table-cell table:style-name="ce4" office:value-type="float" office:value="51.67238" calcext:value-type="float">
            <text:p>51,67238</text:p>
          </table:table-cell>
          <table:table-cell table:style-name="ce5" office:value-type="float" office:value="11.0364999999999" calcext:value-type="float">
            <text:p>11,036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istorischer Gipsbrennofen </text:p>
          </table:table-cell>
          <table:table-cell/>
          <table:table-cell table:style-name="ce4" office:value-type="float" office:value="51.57689" calcext:value-type="float">
            <text:p>51,57689</text:p>
          </table:table-cell>
          <table:table-cell table:style-name="ce5" office:value-type="float" office:value="10.57524" calcext:value-type="float">
            <text:p>10,575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ahlquelle </text:p>
          </table:table-cell>
          <table:table-cell/>
          <table:table-cell table:style-name="ce4" office:value-type="float" office:value="51.60795" calcext:value-type="float">
            <text:p>51,60795</text:p>
          </table:table-cell>
          <table:table-cell table:style-name="ce5" office:value-type="float" office:value="11.13672" calcext:value-type="float">
            <text:p>11,136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ellergrund </text:p>
          </table:table-cell>
          <table:table-cell/>
          <table:table-cell table:style-name="ce4" office:value-type="float" office:value="51.61791" calcext:value-type="float">
            <text:p>51,61791</text:p>
          </table:table-cell>
          <table:table-cell table:style-name="ce5" office:value-type="float" office:value="11.08133" calcext:value-type="float">
            <text:p>11,08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Köthener Hütte </text:p>
          </table:table-cell>
          <table:table-cell/>
          <table:table-cell table:style-name="ce4" office:value-type="float" office:value="51.6609" calcext:value-type="float">
            <text:p>51,66090</text:p>
          </table:table-cell>
          <table:table-cell table:style-name="ce5" office:value-type="float" office:value="11.12627" calcext:value-type="float">
            <text:p>11,126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remer Teich </text:p>
          </table:table-cell>
          <table:table-cell/>
          <table:table-cell table:style-name="ce4" office:value-type="float" office:value="51.68493" calcext:value-type="float">
            <text:p>51,68493</text:p>
          </table:table-cell>
          <table:table-cell table:style-name="ce5" office:value-type="float" office:value="11.11232" calcext:value-type="float">
            <text:p>11,112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urgruine Anhalt </text:p>
          </table:table-cell>
          <table:table-cell/>
          <table:table-cell table:style-name="ce4" office:value-type="float" office:value="51.66807" calcext:value-type="float">
            <text:p>51,66807</text:p>
          </table:table-cell>
          <table:table-cell table:style-name="ce5" office:value-type="float" office:value="11.19318" calcext:value-type="float">
            <text:p>11,19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lockensteine </text:p>
          </table:table-cell>
          <table:table-cell/>
          <table:table-cell table:style-name="ce4" office:value-type="float" office:value="51.51768" calcext:value-type="float">
            <text:p>51,51768</text:p>
          </table:table-cell>
          <table:table-cell table:style-name="ce5" office:value-type="float" office:value="10.85805" calcext:value-type="float">
            <text:p>10,858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ismarckturm </text:p>
          </table:table-cell>
          <table:table-cell/>
          <table:table-cell table:style-name="ce4" office:value-type="float" office:value="51.71425" calcext:value-type="float">
            <text:p>51,71425</text:p>
          </table:table-cell>
          <table:table-cell table:style-name="ce5" office:value-type="float" office:value="11.25879" calcext:value-type="float">
            <text:p>11,258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urg Falkenstein </text:p>
          </table:table-cell>
          <table:table-cell/>
          <table:table-cell table:style-name="ce4" office:value-type="float" office:value="51.6818" calcext:value-type="float">
            <text:p>51,68180</text:p>
          </table:table-cell>
          <table:table-cell table:style-name="ce5" office:value-type="float" office:value="11.26595" calcext:value-type="float">
            <text:p>11,26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onradsburg </text:p>
          </table:table-cell>
          <table:table-cell/>
          <table:table-cell table:style-name="ce4" office:value-type="float" office:value="51.714" calcext:value-type="float">
            <text:p>51,71400</text:p>
          </table:table-cell>
          <table:table-cell table:style-name="ce5" office:value-type="float" office:value="11.348" calcext:value-type="float">
            <text:p>11,348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andschaftspark Degenershausen </text:p>
          </table:table-cell>
          <table:table-cell/>
          <table:table-cell table:style-name="ce4" office:value-type="float" office:value="51.6854" calcext:value-type="float">
            <text:p>51,68540</text:p>
          </table:table-cell>
          <table:table-cell table:style-name="ce5" office:value-type="float" office:value="11.30768" calcext:value-type="float">
            <text:p>11,307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chutzhütte am Mettenberg </text:p>
          </table:table-cell>
          <table:table-cell/>
          <table:table-cell table:style-name="ce4" office:value-type="float" office:value="51.67912" calcext:value-type="float">
            <text:p>51,67912</text:p>
          </table:table-cell>
          <table:table-cell table:style-name="ce5" office:value-type="float" office:value="11.23257" calcext:value-type="float">
            <text:p>11,232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elkesicht an der Ackeburg </text:p>
          </table:table-cell>
          <table:table-cell/>
          <table:table-cell table:style-name="ce4" office:value-type="float" office:value="51.68547" calcext:value-type="float">
            <text:p>51,68547</text:p>
          </table:table-cell>
          <table:table-cell table:style-name="ce5" office:value-type="float" office:value="11.25443" calcext:value-type="float">
            <text:p>11,254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Rastplatz unterhalb des Clusberges </text:p>
          </table:table-cell>
          <table:table-cell/>
          <table:table-cell table:style-name="ce4" office:value-type="float" office:value="51.66342" calcext:value-type="float">
            <text:p>51,66342</text:p>
          </table:table-cell>
          <table:table-cell table:style-name="ce5" office:value-type="float" office:value="11.3063099999999" calcext:value-type="float">
            <text:p>11,306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ahnestein </text:p>
          </table:table-cell>
          <table:table-cell/>
          <table:table-cell table:style-name="ce4" office:value-type="float" office:value="51.67538" calcext:value-type="float">
            <text:p>51,67538</text:p>
          </table:table-cell>
          <table:table-cell table:style-name="ce5" office:value-type="float" office:value="10.64158" calcext:value-type="float">
            <text:p>10,64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usoleum </text:p>
          </table:table-cell>
          <table:table-cell/>
          <table:table-cell table:style-name="ce4" office:value-type="float" office:value="51.7007" calcext:value-type="float">
            <text:p>51,70070</text:p>
          </table:table-cell>
          <table:table-cell table:style-name="ce5" office:value-type="float" office:value="11.28338" calcext:value-type="float">
            <text:p>11,283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urgruine Grillenburg </text:p>
          </table:table-cell>
          <table:table-cell/>
          <table:table-cell table:style-name="ce4" office:value-type="float" office:value="51.5345" calcext:value-type="float">
            <text:p>51,53450</text:p>
          </table:table-cell>
          <table:table-cell table:style-name="ce5" office:value-type="float" office:value="11.31443" calcext:value-type="float">
            <text:p>11,314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oltkewarte (Aussichtsturm) </text:p>
          </table:table-cell>
          <table:table-cell/>
          <table:table-cell table:style-name="ce4" office:value-type="float" office:value="51.49308" calcext:value-type="float">
            <text:p>51,49308</text:p>
          </table:table-cell>
          <table:table-cell table:style-name="ce5" office:value-type="float" office:value="11.271" calcext:value-type="float">
            <text:p>11,27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chöne Aussicht Hainrode </text:p>
          </table:table-cell>
          <table:table-cell/>
          <table:table-cell table:style-name="ce4" office:value-type="float" office:value="51.50133" calcext:value-type="float">
            <text:p>51,50133</text:p>
          </table:table-cell>
          <table:table-cell table:style-name="ce5" office:value-type="float" office:value="11.14183" calcext:value-type="float">
            <text:p>11,141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illiansteiche </text:p>
          </table:table-cell>
          <table:table-cell/>
          <table:table-cell table:style-name="ce4" office:value-type="float" office:value="51.60758" calcext:value-type="float">
            <text:p>51,60758</text:p>
          </table:table-cell>
          <table:table-cell table:style-name="ce5" office:value-type="float" office:value="11.01495" calcext:value-type="float">
            <text:p>11,014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n der Queste </text:p>
          </table:table-cell>
          <table:table-cell/>
          <table:table-cell table:style-name="ce4" office:value-type="float" office:value="51.49327" calcext:value-type="float">
            <text:p>51,49327</text:p>
          </table:table-cell>
          <table:table-cell table:style-name="ce5" office:value-type="float" office:value="11.1172" calcext:value-type="float">
            <text:p>11,117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auerngraben </text:p>
          </table:table-cell>
          <table:table-cell/>
          <table:table-cell table:style-name="ce4" office:value-type="float" office:value="51.48897" calcext:value-type="float">
            <text:p>51,48897</text:p>
          </table:table-cell>
          <table:table-cell table:style-name="ce5" office:value-type="float" office:value="11.07794" calcext:value-type="float">
            <text:p>11,077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eesbergdoline </text:p>
          </table:table-cell>
          <table:table-cell/>
          <table:table-cell table:style-name="ce4" office:value-type="float" office:value="51.49778" calcext:value-type="float">
            <text:p>51,49778</text:p>
          </table:table-cell>
          <table:table-cell table:style-name="ce5" office:value-type="float" office:value="10.94777" calcext:value-type="float">
            <text:p>10,947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Josephshöhe (Auerberg) </text:p>
          </table:table-cell>
          <table:table-cell/>
          <table:table-cell table:style-name="ce4" office:value-type="float" office:value="51.58061" calcext:value-type="float">
            <text:p>51,58061</text:p>
          </table:table-cell>
          <table:table-cell table:style-name="ce5" office:value-type="float" office:value="11.00553" calcext:value-type="float">
            <text:p>11,005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utherbuche </text:p>
          </table:table-cell>
          <table:table-cell/>
          <table:table-cell table:style-name="ce4" office:value-type="float" office:value="51.5718" calcext:value-type="float">
            <text:p>51,57180</text:p>
          </table:table-cell>
          <table:table-cell table:style-name="ce5" office:value-type="float" office:value="10.95271" calcext:value-type="float">
            <text:p>10,952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onnenkappe Oderteich (NPH) </text:p>
          </table:table-cell>
          <table:table-cell/>
          <table:table-cell table:style-name="ce4" office:value-type="float" office:value="51.77944" calcext:value-type="float">
            <text:p>51,77944</text:p>
          </table:table-cell>
          <table:table-cell table:style-name="ce5" office:value-type="float" office:value="10.53248" calcext:value-type="float">
            <text:p>10,532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eustädter Talsperre </text:p>
          </table:table-cell>
          <table:table-cell/>
          <table:table-cell table:style-name="ce4" office:value-type="float" office:value="51.57888" calcext:value-type="float">
            <text:p>51,57888</text:p>
          </table:table-cell>
          <table:table-cell table:style-name="ce5" office:value-type="float" office:value="10.86333" calcext:value-type="float">
            <text:p>10,863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Wippertalsperre </text:p>
          </table:table-cell>
          <table:table-cell/>
          <table:table-cell table:style-name="ce4" office:value-type="float" office:value="51.56956" calcext:value-type="float">
            <text:p>51,56956</text:p>
          </table:table-cell>
          <table:table-cell table:style-name="ce5" office:value-type="float" office:value="11.1926599999999" calcext:value-type="float">
            <text:p>11,192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chutzhütte Phillippsgruß </text:p>
          </table:table-cell>
          <table:table-cell/>
          <table:table-cell table:style-name="ce4" office:value-type="float" office:value="51.60973" calcext:value-type="float">
            <text:p>51,60973</text:p>
          </table:table-cell>
          <table:table-cell table:style-name="ce5" office:value-type="float" office:value="10.5311799999999" calcext:value-type="float">
            <text:p>10,53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Jungfernklippe </text:p>
          </table:table-cell>
          <table:table-cell/>
          <table:table-cell table:style-name="ce4" office:value-type="float" office:value="51.8042" calcext:value-type="float">
            <text:p>51,80420</text:p>
          </table:table-cell>
          <table:table-cell table:style-name="ce5" office:value-type="float" office:value="10.51382" calcext:value-type="float">
            <text:p>10,513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ergbaulehrpfad Wettelrode </text:p>
          </table:table-cell>
          <table:table-cell/>
          <table:table-cell table:style-name="ce4" office:value-type="float" office:value="51.52038" calcext:value-type="float">
            <text:p>51,52038</text:p>
          </table:table-cell>
          <table:table-cell table:style-name="ce5" office:value-type="float" office:value="11.27694" calcext:value-type="float">
            <text:p>11,276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string" calcext:value-type="string">
            <text:p>Grenzturm Rhoden</text:p>
          </table:table-cell>
          <table:table-cell/>
          <table:table-cell table:style-name="ce4" office:value-type="float" office:value="52.010726" calcext:value-type="float">
            <text:p>52,01073</text:p>
          </table:table-cell>
          <table:table-cell table:style-name="ce5" office:value-type="float" office:value="10.636819" calcext:value-type="float">
            <text:p>10,63682</text:p>
          </table:table-cell>
          <table:table-cell table:number-columns-repeated="3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Jungborn</text:p>
          </table:table-cell>
          <table:table-cell/>
          <table:table-cell table:style-name="ce4" office:value-type="float" office:value="51.885694" calcext:value-type="float">
            <text:p>51,88569</text:p>
          </table:table-cell>
          <table:table-cell table:style-name="ce5" office:value-type="float" office:value="10.646278" calcext:value-type="float">
            <text:p>10,64628</text:p>
          </table:table-cell>
          <table:table-cell table:number-columns-repeated="3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02" calcext:value-type="float">
            <text:p>9902</text:p>
          </table:table-cell>
          <table:table-cell office:value-type="string" calcext:value-type="string">
            <text:p>Zweiländereiche</text:p>
          </table:table-cell>
          <table:table-cell/>
          <table:table-cell table:style-name="ce4" office:value-type="float" office:value="51.616861" calcext:value-type="float">
            <text:p>51,61686</text:p>
          </table:table-cell>
          <table:table-cell table:style-name="ce5" office:value-type="float" office:value="10.638861" calcext:value-type="float">
            <text:p>10,63886</text:p>
          </table:table-cell>
          <table:table-cell table:number-columns-repeated="3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string" calcext:value-type="string">
            <text:p>Drei-Länder-Stein</text:p>
          </table:table-cell>
          <table:table-cell/>
          <table:table-cell table:style-name="ce4" office:value-type="float" office:value="51.641528" calcext:value-type="float">
            <text:p>51,64153</text:p>
          </table:table-cell>
          <table:table-cell table:style-name="ce5" office:value-type="float" office:value="10.702333" calcext:value-type="float">
            <text:p>10,70233</text:p>
          </table:table-cell>
          <table:table-cell table:number-columns-repeated="3"/>
          <table:table-cell table:style-name="ce2"/>
          <table:table-cell table:style-name="ce7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Glasmanufaktur Harzkristall</text:p>
          </table:table-cell>
          <table:table-cell/>
          <table:table-cell table:style-name="ce4" office:value-type="float" office:value="51.8680352958296" calcext:value-type="float">
            <text:p>51,86804</text:p>
          </table:table-cell>
          <table:table-cell table:style-name="ce5" office:value-type="float" office:value="10.8779577453599" calcext:value-type="float">
            <text:p>10,87796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06" calcext:value-type="float">
            <text:p>9906</text:p>
          </table:table-cell>
          <table:table-cell office:value-type="string" calcext:value-type="string">
            <text:p>Museum für Naturkunde Magdeburg</text:p>
          </table:table-cell>
          <table:table-cell/>
          <table:table-cell table:style-name="ce4" office:value-type="float" office:value="52.1253481258529" calcext:value-type="float">
            <text:p>52,12535</text:p>
          </table:table-cell>
          <table:table-cell table:style-name="ce5" office:value-type="float" office:value="11.629470361135" calcext:value-type="float">
            <text:p>11,62947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08" calcext:value-type="float">
            <text:p>9908</text:p>
          </table:table-cell>
          <table:table-cell office:value-type="string" calcext:value-type="string">
            <text:p>„Kleiner Harz“ Werningerode</text:p>
          </table:table-cell>
          <table:table-cell/>
          <table:table-cell table:style-name="ce4" office:value-type="float" office:value="51.8447696490554" calcext:value-type="float">
            <text:p>51,84477</text:p>
          </table:table-cell>
          <table:table-cell table:style-name="ce5" office:value-type="float" office:value="10.7815604438495" calcext:value-type="float">
            <text:p>10,78156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Ahornpark Ilfeld</text:p>
          </table:table-cell>
          <table:table-cell/>
          <table:table-cell table:style-name="ce4" office:value-type="float" office:value="51.582" calcext:value-type="float">
            <text:p>51,58200</text:p>
          </table:table-cell>
          <table:table-cell table:style-name="ce5" office:value-type="float" office:value="10.7735" calcext:value-type="float">
            <text:p>10,77350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Baumwipfelpfad Bad Harzburg</text:p>
          </table:table-cell>
          <table:table-cell/>
          <table:table-cell table:style-name="ce4" office:value-type="float" office:value="51.8699303144812" calcext:value-type="float">
            <text:p>51,86993</text:p>
          </table:table-cell>
          <table:table-cell table:style-name="ce5" office:value-type="float" office:value="10.5631072709581" calcext:value-type="float">
            <text:p>10,56311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15" calcext:value-type="float">
            <text:p>9915</text:p>
          </table:table-cell>
          <table:table-cell office:value-type="string" calcext:value-type="string">
            <text:p>Titan-RT</text:p>
          </table:table-cell>
          <table:table-cell/>
          <table:table-cell table:style-name="ce4" office:value-type="float" office:value="51.7407882733992" calcext:value-type="float">
            <text:p>51,74079</text:p>
          </table:table-cell>
          <table:table-cell table:style-name="ce5" office:value-type="float" office:value="10.8940895349347" calcext:value-type="float">
            <text:p>10,89409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Transall</text:p>
          </table:table-cell>
          <table:table-cell/>
          <table:table-cell table:style-name="ce4" office:value-type="float" office:value="51.8394676610056" calcext:value-type="float">
            <text:p>51,83947</text:p>
          </table:table-cell>
          <table:table-cell table:style-name="ce5" office:value-type="float" office:value="10.7727856234699" calcext:value-type="float">
            <text:p>10,77279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string" calcext:value-type="string">
            <text:p>Museum im Ritterhaus</text:p>
          </table:table-cell>
          <table:table-cell/>
          <table:table-cell table:style-name="ce4" office:value-type="float" office:value="51.7253474718764" calcext:value-type="float">
            <text:p>51,72535</text:p>
          </table:table-cell>
          <table:table-cell table:style-name="ce5" office:value-type="float" office:value="10.2541495294502" calcext:value-type="float">
            <text:p>10,25415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19" calcext:value-type="float">
            <text:p>9919</text:p>
          </table:table-cell>
          <table:table-cell office:value-type="string" calcext:value-type="string">
            <text:p>Waldlehrpfad Bärenstein Heimburg</text:p>
          </table:table-cell>
          <table:table-cell/>
          <table:table-cell table:style-name="ce4" office:value-type="float" office:value="51.819672512792" calcext:value-type="float">
            <text:p>51,81967</text:p>
          </table:table-cell>
          <table:table-cell table:style-name="ce5" office:value-type="float" office:value="10.9159710438764" calcext:value-type="float">
            <text:p>10,91597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string" calcext:value-type="string">
            <text:p>Rodelhaus Braunlage</text:p>
          </table:table-cell>
          <table:table-cell/>
          <table:table-cell table:style-name="ce4" office:value-type="float" office:value="51.7452739525773" calcext:value-type="float">
            <text:p>51,74527</text:p>
          </table:table-cell>
          <table:table-cell table:style-name="ce5" office:value-type="float" office:value="10.6156200774568" calcext:value-type="float">
            <text:p>10,61562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22" calcext:value-type="float">
            <text:p>9922</text:p>
          </table:table-cell>
          <table:table-cell office:value-type="string" calcext:value-type="string">
            <text:p>Tourist Info Wernigerode</text:p>
          </table:table-cell>
          <table:table-cell/>
          <table:table-cell table:style-name="ce4" office:value-type="float" office:value="51.8329715588811" calcext:value-type="float">
            <text:p>51,83297</text:p>
          </table:table-cell>
          <table:table-cell table:style-name="ce5" office:value-type="float" office:value="10.7846007631964" calcext:value-type="float">
            <text:p>10,78460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string" calcext:value-type="string">
            <text:p>Märchenweg Wernigerode</text:p>
          </table:table-cell>
          <table:table-cell/>
          <table:table-cell table:style-name="ce4" office:value-type="float" office:value="51.820305129924" calcext:value-type="float">
            <text:p>51,82031</text:p>
          </table:table-cell>
          <table:table-cell table:style-name="ce5" office:value-type="float" office:value="10.7579014794074" calcext:value-type="float">
            <text:p>10,75790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Pullman City</text:p>
          </table:table-cell>
          <table:table-cell/>
          <table:table-cell table:style-name="ce4" office:value-type="float" office:value="51.7019323422952" calcext:value-type="float">
            <text:p>51,70193</text:p>
          </table:table-cell>
          <table:table-cell table:style-name="ce5" office:value-type="float" office:value="10.8685848353569" calcext:value-type="float">
            <text:p>10,86858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Jagdschloss Windenhütte</text:p>
          </table:table-cell>
          <table:table-cell/>
          <table:table-cell table:style-name="ce4" office:value-type="float" office:value="51.7009856375679" calcext:value-type="float">
            <text:p>51,70099</text:p>
          </table:table-cell>
          <table:table-cell table:style-name="ce5" office:value-type="float" office:value="10.9453555908894" calcext:value-type="float">
            <text:p>10,94536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26" calcext:value-type="float">
            <text:p>9926</text:p>
          </table:table-cell>
          <table:table-cell office:value-type="string" calcext:value-type="string">
            <text:p>Schausägewerk Ehrt</text:p>
          </table:table-cell>
          <table:table-cell/>
          <table:table-cell table:style-name="ce4" office:value-type="float" office:value="51.7676831591179" calcext:value-type="float">
            <text:p>51,76768</text:p>
          </table:table-cell>
          <table:table-cell table:style-name="ce5" office:value-type="float" office:value="10.8149291854983" calcext:value-type="float">
            <text:p>10,81493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string" calcext:value-type="string">
            <text:p>Auerhuhngehege</text:p>
          </table:table-cell>
          <table:table-cell/>
          <table:table-cell table:style-name="ce4" office:value-type="float" office:value="51.6897452858606" calcext:value-type="float">
            <text:p>51,68975</text:p>
          </table:table-cell>
          <table:table-cell table:style-name="ce5" office:value-type="float" office:value="10.3484981815104" calcext:value-type="float">
            <text:p>10,34850</text:p>
          </table:table-cell>
          <table:table-cell table:number-columns-repeated="3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Hasseröder Ferienpark</text:p>
          </table:table-cell>
          <table:table-cell/>
          <table:table-cell table:style-name="ce4" office:value-type="float" office:value="51.8208609896617" calcext:value-type="float">
            <text:p>51,82086</text:p>
          </table:table-cell>
          <table:table-cell table:style-name="ce5" office:value-type="float" office:value="10.7570742996903" calcext:value-type="float">
            <text:p>10,75707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Waldbad Elend</text:p>
          </table:table-cell>
          <table:table-cell/>
          <table:table-cell table:style-name="ce4" office:value-type="float" office:value="51.7462378463816" calcext:value-type="float">
            <text:p>51,74624</text:p>
          </table:table-cell>
          <table:table-cell table:style-name="ce5" office:value-type="float" office:value="10.6967262259726" calcext:value-type="float">
            <text:p>10,69673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string" calcext:value-type="string">
            <text:p>Waldcafe Forellenteich</text:p>
          </table:table-cell>
          <table:table-cell/>
          <table:table-cell table:style-name="ce4" office:value-type="float" office:value="51.7076561772302" calcext:value-type="float">
            <text:p>51,70766</text:p>
          </table:table-cell>
          <table:table-cell table:style-name="ce5" office:value-type="float" office:value="10.6020954978761" calcext:value-type="float">
            <text:p>10,60210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33" calcext:value-type="float">
            <text:p>9933</text:p>
          </table:table-cell>
          <table:table-cell office:value-type="string" calcext:value-type="string">
            <text:p>Stammhaus Schierker Feuerstein</text:p>
          </table:table-cell>
          <table:table-cell/>
          <table:table-cell table:style-name="ce4" office:value-type="float" office:value="51.764365418822" calcext:value-type="float">
            <text:p>51,76437</text:p>
          </table:table-cell>
          <table:table-cell table:style-name="ce5" office:value-type="float" office:value="10.6618399262101" calcext:value-type="float">
            <text:p>10,66184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Argenta Wohnpark</text:p>
          </table:table-cell>
          <table:table-cell/>
          <table:table-cell table:style-name="ce4" office:value-type="float" office:value="51.8215021351561" calcext:value-type="float">
            <text:p>51,82150</text:p>
          </table:table-cell>
          <table:table-cell table:style-name="ce5" office:value-type="float" office:value="10.7444047417429" calcext:value-type="float">
            <text:p>10,74440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35" calcext:value-type="float">
            <text:p>9935</text:p>
          </table:table-cell>
          <table:table-cell office:value-type="string" calcext:value-type="string">
            <text:p>Park Hohenrode</text:p>
          </table:table-cell>
          <table:table-cell/>
          <table:table-cell table:style-name="ce4" office:value-type="float" office:value="51.5149820541312" calcext:value-type="float">
            <text:p>51,51498</text:p>
          </table:table-cell>
          <table:table-cell table:style-name="ce5" office:value-type="float" office:value="10.7873920750594" calcext:value-type="float">
            <text:p>10,78739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39" calcext:value-type="float">
            <text:p>9939</text:p>
          </table:table-cell>
          <table:table-cell office:value-type="string" calcext:value-type="string">
            <text:p>Bienenpfad Wieda</text:p>
          </table:table-cell>
          <table:table-cell/>
          <table:table-cell table:style-name="ce4" office:value-type="float" office:value="51.6327037305214" calcext:value-type="float">
            <text:p>51,63270</text:p>
          </table:table-cell>
          <table:table-cell table:style-name="ce5" office:value-type="float" office:value="10.5836758397609" calcext:value-type="float">
            <text:p>10,58368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Bundeswehr-Ausstellung</text:p>
          </table:table-cell>
          <table:table-cell/>
          <table:table-cell table:style-name="ce4" office:value-type="float" office:value="51.7884596694494" calcext:value-type="float">
            <text:p>51,78846</text:p>
          </table:table-cell>
          <table:table-cell table:style-name="ce5" office:value-type="float" office:value="10.9596945282484" calcext:value-type="float">
            <text:p>10,95969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Borkenkäferpfad</text:p>
          </table:table-cell>
          <table:table-cell/>
          <table:table-cell table:style-name="ce4" office:value-type="float" office:value="51.858433" calcext:value-type="float">
            <text:p>51,85843</text:p>
          </table:table-cell>
          <table:table-cell table:style-name="ce5" office:value-type="float" office:value="10.659483" calcext:value-type="float">
            <text:p>10,65948</text:p>
          </table:table-cell>
          <table:table-cell table:number-columns-repeated="3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42" calcext:value-type="float">
            <text:p>9942</text:p>
          </table:table-cell>
          <table:table-cell office:value-type="string" calcext:value-type="string">
            <text:p>Waldwandel am Brocken</text:p>
          </table:table-cell>
          <table:table-cell/>
          <table:table-cell table:style-name="ce4" office:value-type="float" office:value="51.772417" calcext:value-type="float">
            <text:p>51,77242</text:p>
          </table:table-cell>
          <table:table-cell table:style-name="ce5" office:value-type="float" office:value="10.642283" calcext:value-type="float">
            <text:p>10,64228</text:p>
          </table:table-cell>
          <table:table-cell table:number-columns-repeated="3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Waldwandelweg</text:p>
          </table:table-cell>
          <table:table-cell/>
          <table:table-cell table:style-name="ce4" office:value-type="float" office:value="51.8029" calcext:value-type="float">
            <text:p>51,80290</text:p>
          </table:table-cell>
          <table:table-cell table:style-name="ce5" office:value-type="float" office:value="10.552483" calcext:value-type="float">
            <text:p>10,55248</text:p>
          </table:table-cell>
          <table:table-cell table:number-columns-repeated="3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44" calcext:value-type="float">
            <text:p>9944</text:p>
          </table:table-cell>
          <table:table-cell office:value-type="string" calcext:value-type="string">
            <text:p>Brockengarten</text:p>
          </table:table-cell>
          <table:table-cell/>
          <table:table-cell table:style-name="ce4" office:value-type="float" office:value="51.799502" calcext:value-type="float">
            <text:p>51,79950</text:p>
          </table:table-cell>
          <table:table-cell table:style-name="ce5" office:value-type="float" office:value="10.617851" calcext:value-type="float">
            <text:p>10,61785</text:p>
          </table:table-cell>
          <table:table-cell table:number-columns-repeated="3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Löwenzahn-Entdeckerpfad</text:p>
          </table:table-cell>
          <table:table-cell/>
          <table:table-cell table:style-name="ce4" office:value-type="float" office:value="51.771465" calcext:value-type="float">
            <text:p>51,77147</text:p>
          </table:table-cell>
          <table:table-cell table:style-name="ce5" office:value-type="float" office:value="10.723439" calcext:value-type="float">
            <text:p>10,72344</text:p>
          </table:table-cell>
          <table:table-cell table:number-columns-repeated="3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string" calcext:value-type="string">
            <text:p>HarzWaldHaus</text:p>
          </table:table-cell>
          <table:table-cell/>
          <table:table-cell table:style-name="ce4" office:value-type="float" office:value="51.872017" calcext:value-type="float">
            <text:p>51,87202</text:p>
          </table:table-cell>
          <table:table-cell table:style-name="ce5" office:value-type="float" office:value="10.561" calcext:value-type="float">
            <text:p>10,56100</text:p>
          </table:table-cell>
          <table:table-cell table:number-columns-repeated="3"/>
          <table:table-cell table:style-name="ce2"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47" calcext:value-type="float">
            <text:p>9947</text:p>
          </table:table-cell>
          <table:table-cell office:value-type="string" calcext:value-type="string">
            <text:p>Skywalk am Sonnenstein</text:p>
          </table:table-cell>
          <table:table-cell/>
          <table:table-cell table:style-name="ce4" office:value-type="float" office:value="51.4974" calcext:value-type="float">
            <text:p>51,49740</text:p>
          </table:table-cell>
          <table:table-cell table:style-name="ce5" office:value-type="float" office:value="10.3848" calcext:value-type="float">
            <text:p>10,38480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48" calcext:value-type="float">
            <text:p>9948</text:p>
          </table:table-cell>
          <table:table-cell office:value-type="string" calcext:value-type="string">
            <text:p>Baumschwebebahn</text:p>
          </table:table-cell>
          <table:table-cell/>
          <table:table-cell table:style-name="ce4" office:value-type="float" office:value="51.8706687793139" calcext:value-type="float">
            <text:p>51,87067</text:p>
          </table:table-cell>
          <table:table-cell table:style-name="ce5" office:value-type="float" office:value="10.5699520756323" calcext:value-type="float">
            <text:p>10,56995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string" calcext:value-type="string">
            <text:p>Oder Minigolf</text:p>
          </table:table-cell>
          <table:table-cell/>
          <table:table-cell table:style-name="ce4" office:value-type="float" office:value="51.6312231299222" calcext:value-type="float">
            <text:p>51,63122</text:p>
          </table:table-cell>
          <table:table-cell table:style-name="ce5" office:value-type="float" office:value="10.4760414810758" calcext:value-type="float">
            <text:p>10,47604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string" calcext:value-type="string">
            <text:p>Harzmuseum</text:p>
          </table:table-cell>
          <table:table-cell/>
          <table:table-cell table:style-name="ce4" office:value-type="float" office:value="51.8327662193552" calcext:value-type="float">
            <text:p>51,83277</text:p>
          </table:table-cell>
          <table:table-cell table:style-name="ce5" office:value-type="float" office:value="10.7835244641519" calcext:value-type="float">
            <text:p>10,78352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string" calcext:value-type="string">
            <text:p>Rotes Sofas</text:p>
          </table:table-cell>
          <table:table-cell/>
          <table:table-cell table:style-name="ce4" office:value-type="float" office:value="51.665778" calcext:value-type="float">
            <text:p>51,66578</text:p>
          </table:table-cell>
          <table:table-cell table:style-name="ce5" office:value-type="float" office:value="10.706361" calcext:value-type="float">
            <text:p>10,70636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52" calcext:value-type="float">
            <text:p>9952</text:p>
          </table:table-cell>
          <table:table-cell office:value-type="string" calcext:value-type="string">
            <text:p>United Kids Foundation</text:p>
          </table:table-cell>
          <table:table-cell/>
          <table:table-cell table:style-name="ce4" office:value-type="float" office:value="51.80396" calcext:value-type="float">
            <text:p>51,80396</text:p>
          </table:table-cell>
          <table:table-cell table:style-name="ce5" office:value-type="float" office:value="10.51154" calcext:value-type="float">
            <text:p>10,51154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string" calcext:value-type="string">
            <text:p>Holzkirche Elend</text:p>
          </table:table-cell>
          <table:table-cell/>
          <table:table-cell table:style-name="ce4" office:value-type="float" office:value="51.743472" calcext:value-type="float">
            <text:p>51,74347</text:p>
          </table:table-cell>
          <table:table-cell table:style-name="ce5" office:value-type="float" office:value="10.684694" calcext:value-type="float">
            <text:p>10,68469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string" calcext:value-type="string">
            <text:p>Startpunkt Harzer Hexenstieg in Osterode</text:p>
          </table:table-cell>
          <table:table-cell/>
          <table:table-cell table:style-name="ce4" office:value-type="float" office:value="51.727691" calcext:value-type="float">
            <text:p>51,72769</text:p>
          </table:table-cell>
          <table:table-cell table:style-name="ce5" office:value-type="float" office:value="10.252652" calcext:value-type="float">
            <text:p>10,25265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55" calcext:value-type="float">
            <text:p>9955</text:p>
          </table:table-cell>
          <table:table-cell office:value-type="string" calcext:value-type="string">
            <text:p>Sonderstempel 10 Jahre Nationales Naturerbe in Blankenburg</text:p>
          </table:table-cell>
          <table:table-cell/>
          <table:table-cell table:style-name="ce4" office:value-type="float" office:value="51.77743" calcext:value-type="float">
            <text:p>51,77743</text:p>
          </table:table-cell>
          <table:table-cell table:style-name="ce5" office:value-type="float" office:value="10.915" calcext:value-type="float">
            <text:p>10,91500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string" calcext:value-type="string">
            <text:p>Sonderstempelstelle „Wald für morgen“</text:p>
          </table:table-cell>
          <table:table-cell/>
          <table:table-cell table:style-name="ce4" office:value-type="float" office:value="51.898633" calcext:value-type="float">
            <text:p>51,89863</text:p>
          </table:table-cell>
          <table:table-cell table:style-name="ce5" office:value-type="float" office:value="10.447617" calcext:value-type="float">
            <text:p>10,44762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57" calcext:value-type="float">
            <text:p>9957</text:p>
          </table:table-cell>
          <table:table-cell office:value-type="string" calcext:value-type="string">
            <text:p>Sonderstempelstelle 200 Jahre Kneipp</text:p>
          </table:table-cell>
          <table:table-cell/>
          <table:table-cell table:style-name="ce4" office:value-type="float" office:value="51.6201631510745" calcext:value-type="float">
            <text:p>51,62016</text:p>
          </table:table-cell>
          <table:table-cell table:style-name="ce5" office:value-type="float" office:value="10.4808272503131" calcext:value-type="float">
            <text:p>10,48083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Pastorenstein</text:p>
          </table:table-cell>
          <table:table-cell/>
          <table:table-cell table:style-name="ce4" office:value-type="float" office:value="51.824417" calcext:value-type="float">
            <text:p>51,82442</text:p>
          </table:table-cell>
          <table:table-cell table:style-name="ce5" office:value-type="float" office:value="10.962217" calcext:value-type="float">
            <text:p>10,96222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string" calcext:value-type="string">
            <text:p>Matthias Schmidt Berg</text:p>
          </table:table-cell>
          <table:table-cell/>
          <table:table-cell table:style-name="ce4" office:value-type="float" office:value="51.704" calcext:value-type="float">
            <text:p>51,70400</text:p>
          </table:table-cell>
          <table:table-cell table:style-name="ce5" office:value-type="float" office:value="10.524267" calcext:value-type="float">
            <text:p>10,52427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string" calcext:value-type="string">
            <text:p>Ankenberg</text:p>
          </table:table-cell>
          <table:table-cell/>
          <table:table-cell table:style-name="ce4" office:value-type="float" office:value="51.4957265307991" calcext:value-type="float">
            <text:p>51,49573</text:p>
          </table:table-cell>
          <table:table-cell table:style-name="ce5" office:value-type="float" office:value="11.1847429932325" calcext:value-type="float">
            <text:p>11,18474</text:p>
          </table:table-cell>
          <table:table-cell table:number-columns-repeated="3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Pölsfeld</text:p>
          </table:table-cell>
          <table:table-cell/>
          <table:table-cell table:style-name="ce4" office:value-type="float" office:value="51.5254234892576" calcext:value-type="float">
            <text:p>51,52542</text:p>
          </table:table-cell>
          <table:table-cell table:style-name="ce5" office:value-type="float" office:value="11.3587097195922" calcext:value-type="float">
            <text:p>11,35871</text:p>
          </table:table-cell>
          <table:table-cell table:number-columns-repeated="3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string" calcext:value-type="string">
            <text:p>Steinholzwarte</text:p>
          </table:table-cell>
          <table:table-cell/>
          <table:table-cell table:style-name="ce4" office:value-type="float" office:value="51.8177929780873" calcext:value-type="float">
            <text:p>51,81779</text:p>
          </table:table-cell>
          <table:table-cell table:style-name="ce5" office:value-type="float" office:value="11.1040130974064" calcext:value-type="float">
            <text:p>11,10401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964" calcext:value-type="float">
            <text:p>9964</text:p>
          </table:table-cell>
          <table:table-cell office:value-type="string" calcext:value-type="string">
            <text:p>Hammwarte</text:p>
          </table:table-cell>
          <table:table-cell/>
          <table:table-cell table:style-name="ce4" office:value-type="float" office:value="51.8000105502655" calcext:value-type="float">
            <text:p>51,80001</text:p>
          </table:table-cell>
          <table:table-cell table:style-name="ce5" office:value-type="float" office:value="11.1361310033319" calcext:value-type="float">
            <text:p>11,13613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965" calcext:value-type="float">
            <text:p>9965</text:p>
          </table:table-cell>
          <table:table-cell office:value-type="string" calcext:value-type="string">
            <text:p>Lehof</text:p>
          </table:table-cell>
          <table:table-cell/>
          <table:table-cell table:style-name="ce4" office:value-type="float" office:value="51.8110805422325" calcext:value-type="float">
            <text:p>51,81108</text:p>
          </table:table-cell>
          <table:table-cell table:style-name="ce5" office:value-type="float" office:value="11.1661193282222" calcext:value-type="float">
            <text:p>11,16612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Blicklingswarte</text:p>
          </table:table-cell>
          <table:table-cell/>
          <table:table-cell table:style-name="ce4" office:value-type="float" office:value="51.7599437314234" calcext:value-type="float">
            <text:p>51,75994</text:p>
          </table:table-cell>
          <table:table-cell table:style-name="ce5" office:value-type="float" office:value="11.1737323321557" calcext:value-type="float">
            <text:p>11,17373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Altenburgwarte</text:p>
          </table:table-cell>
          <table:table-cell/>
          <table:table-cell table:style-name="ce4" office:value-type="float" office:value="51.782602528169" calcext:value-type="float">
            <text:p>51,78260</text:p>
          </table:table-cell>
          <table:table-cell table:style-name="ce5" office:value-type="float" office:value="11.1161657699674" calcext:value-type="float">
            <text:p>11,11617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string" calcext:value-type="string">
            <text:p>1100 jähriges Jubiläum Goslar</text:p>
          </table:table-cell>
          <table:table-cell/>
          <table:table-cell table:style-name="ce4" office:value-type="float" office:value="51.9060697271416" calcext:value-type="float">
            <text:p>51,90607</text:p>
          </table:table-cell>
          <table:table-cell table:style-name="ce5" office:value-type="float" office:value="10.4275611891308" calcext:value-type="float">
            <text:p>10,42756</text:p>
          </table:table-cell>
          <table:table-cell table:number-columns-repeated="3"/>
          <table:table-cell table:style-name="ce2"/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string" calcext:value-type="string">
            <text:p>Aholzwarte</text:p>
          </table:table-cell>
          <table:table-cell/>
          <table:table-cell table:style-name="ce4" office:value-type="float" office:value="51.7556911827549" calcext:value-type="float">
            <text:p>51,75569</text:p>
          </table:table-cell>
          <table:table-cell table:style-name="ce5" office:value-type="float" office:value="11.1122411616902" calcext:value-type="float">
            <text:p>11,11224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string" calcext:value-type="string">
            <text:p>Stabkirche Stiege</text:p>
          </table:table-cell>
          <table:table-cell/>
          <table:table-cell table:style-name="ce4" office:value-type="float" office:value="51.6613896387899" calcext:value-type="float">
            <text:p>51,66139</text:p>
          </table:table-cell>
          <table:table-cell table:style-name="ce5" office:value-type="float" office:value="10.8805146164228" calcext:value-type="float">
            <text:p>10,88051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71" calcext:value-type="float">
            <text:p>9971</text:p>
          </table:table-cell>
          <table:table-cell office:value-type="string" calcext:value-type="string">
            <text:p>Cafe Winuwuk</text:p>
          </table:table-cell>
          <table:table-cell/>
          <table:table-cell table:style-name="ce4" office:value-type="float" office:value="51.877032147387" calcext:value-type="float">
            <text:p>51,87703</text:p>
          </table:table-cell>
          <table:table-cell table:style-name="ce5" office:value-type="float" office:value="10.5401586848335" calcext:value-type="float">
            <text:p>10,54016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72" calcext:value-type="float">
            <text:p>9972</text:p>
          </table:table-cell>
          <table:table-cell office:value-type="string" calcext:value-type="string">
            <text:p>Biologisches Schwimmbad am Thie</text:p>
          </table:table-cell>
          <table:table-cell/>
          <table:table-cell table:style-name="ce4" office:value-type="float" office:value="51.7951237261361" calcext:value-type="float">
            <text:p>51,79512</text:p>
          </table:table-cell>
          <table:table-cell table:style-name="ce5" office:value-type="float" office:value="10.954738170063" calcext:value-type="float">
            <text:p>10,95474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73" calcext:value-type="float">
            <text:p>9973</text:p>
          </table:table-cell>
          <table:table-cell office:value-type="string" calcext:value-type="string">
            <text:p>Servicebüro Harzer Wandernadel</text:p>
          </table:table-cell>
          <table:table-cell/>
          <table:table-cell table:style-name="ce4" office:value-type="float" office:value="51.7884365281052" calcext:value-type="float">
            <text:p>51,78844</text:p>
          </table:table-cell>
          <table:table-cell table:style-name="ce5" office:value-type="float" office:value="10.9598391377462" calcext:value-type="float">
            <text:p>10,95984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77" calcext:value-type="float">
            <text:p>9977</text:p>
          </table:table-cell>
          <table:table-cell office:value-type="string" calcext:value-type="string">
            <text:p>Goetheweg</text:p>
          </table:table-cell>
          <table:table-cell/>
          <table:table-cell table:style-name="ce4" office:value-type="float" office:value="51.8070460354023" calcext:value-type="float">
            <text:p>51,80705</text:p>
          </table:table-cell>
          <table:table-cell table:style-name="ce5" office:value-type="float" office:value="10.4600581239129" calcext:value-type="float">
            <text:p>10,46006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81" calcext:value-type="float">
            <text:p>9981</text:p>
          </table:table-cell>
          <table:table-cell office:value-type="string" calcext:value-type="string">
            <text:p>Urwaldstieg</text:p>
          </table:table-cell>
          <table:table-cell/>
          <table:table-cell table:style-name="ce4" office:value-type="float" office:value="51.790341" calcext:value-type="float">
            <text:p>51,79034</text:p>
          </table:table-cell>
          <table:table-cell table:style-name="ce5" office:value-type="float" office:value="10.641064" calcext:value-type="float">
            <text:p>10,64106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Wasserweg Stromabwärts</text:p>
          </table:table-cell>
          <table:table-cell/>
          <table:table-cell table:style-name="ce4" office:value-type="float" office:value="51.8222295936459" calcext:value-type="float">
            <text:p>51,82223</text:p>
          </table:table-cell>
          <table:table-cell table:style-name="ce5" office:value-type="float" office:value="10.8105000404916" calcext:value-type="float">
            <text:p>10,81050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86" calcext:value-type="float">
            <text:p>9986</text:p>
          </table:table-cell>
          <table:table-cell office:value-type="string" calcext:value-type="string">
            <text:p>Wasserweg Stromaufwärts</text:p>
          </table:table-cell>
          <table:table-cell/>
          <table:table-cell table:style-name="ce4" office:value-type="float" office:value="51.8342765425956" calcext:value-type="float">
            <text:p>51,83428</text:p>
          </table:table-cell>
          <table:table-cell table:style-name="ce5" office:value-type="float" office:value="10.7785749450533" calcext:value-type="float">
            <text:p>10,77857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string" calcext:value-type="string">
            <text:p>25 Jahre Nationalparkhaus Sankt Andreasberg</text:p>
          </table:table-cell>
          <table:table-cell/>
          <table:table-cell table:style-name="ce4" office:value-type="float" office:value="51.7115284847702" calcext:value-type="float">
            <text:p>51,71153</text:p>
          </table:table-cell>
          <table:table-cell table:style-name="ce5" office:value-type="float" office:value="10.5156782751468" calcext:value-type="float">
            <text:p>10,51568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Wildnispfad Altenau</text:p>
          </table:table-cell>
          <table:table-cell/>
          <table:table-cell table:style-name="ce4" office:value-type="float" office:value="51.7913545671277" calcext:value-type="float">
            <text:p>51,79135</text:p>
          </table:table-cell>
          <table:table-cell table:style-name="ce5" office:value-type="float" office:value="10.4568707816255" calcext:value-type="float">
            <text:p>10,45687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Waldbewohner Apartments</text:p>
          </table:table-cell>
          <table:table-cell/>
          <table:table-cell table:style-name="ce4" office:value-type="float" office:value="51.8561122297238" calcext:value-type="float">
            <text:p>51,85611</text:p>
          </table:table-cell>
          <table:table-cell table:style-name="ce5" office:value-type="float" office:value="10.6718214111803" calcext:value-type="float">
            <text:p>10,67182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Feuerwehrmuseum Wernigerode</text:p>
          </table:table-cell>
          <table:table-cell/>
          <table:table-cell table:style-name="ce4" office:value-type="float" office:value="51.8338325459914" calcext:value-type="float">
            <text:p>51,83383</text:p>
          </table:table-cell>
          <table:table-cell table:style-name="ce5" office:value-type="float" office:value="10.7893347667077" calcext:value-type="float">
            <text:p>10,78933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float" office:value="9992" calcext:value-type="float">
            <text:p>9992</text:p>
          </table:table-cell>
          <table:table-cell office:value-type="string" calcext:value-type="string">
            <text:p>Botanischer Garten Halle</text:p>
          </table:table-cell>
          <table:table-cell/>
          <table:table-cell table:style-name="ce4" office:value-type="float" office:value="51.4894602035819" calcext:value-type="float">
            <text:p>51,48946</text:p>
          </table:table-cell>
          <table:table-cell table:style-name="ce5" office:value-type="float" office:value="11.9604797744576" calcext:value-type="float">
            <text:p>11,96048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2013-04</text:p>
          </table:table-cell>
          <table:table-cell office:value-type="string" calcext:value-type="string">
            <text:p>Kelle</text:p>
          </table:table-cell>
          <table:table-cell/>
          <table:table-cell table:style-name="ce4" office:value-type="float" office:value="51.5748551219649" calcext:value-type="float">
            <text:p>51,57486</text:p>
          </table:table-cell>
          <table:table-cell table:style-name="ce5" office:value-type="float" office:value="10.7174430569305" calcext:value-type="float">
            <text:p>10,71744</text:p>
          </table:table-cell>
          <table:table-cell table:number-columns-repeated="3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2023-04</text:p>
          </table:table-cell>
          <table:table-cell office:value-type="string" calcext:value-type="string">
            <text:p>Brockenblick am Lehrpfad</text:p>
          </table:table-cell>
          <table:table-cell/>
          <table:table-cell table:style-name="ce4" office:value-type="float" office:value="51.5827515753131" calcext:value-type="float">
            <text:p>51,58275</text:p>
          </table:table-cell>
          <table:table-cell table:style-name="ce5" office:value-type="float" office:value="10.5581506941717" calcext:value-type="float">
            <text:p>10,55815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9959.1</text:p>
          </table:table-cell>
          <table:table-cell office:value-type="string" calcext:value-type="string">
            <text:p>Harzgeröder Kugelspaß Station 1</text:p>
          </table:table-cell>
          <table:table-cell/>
          <table:table-cell table:style-name="ce4" office:value-type="float" office:value="51.6427352329443" calcext:value-type="float">
            <text:p>51,64274</text:p>
          </table:table-cell>
          <table:table-cell table:style-name="ce5" office:value-type="float" office:value="11.1417606837194" calcext:value-type="float">
            <text:p>11,14176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9959.2</text:p>
          </table:table-cell>
          <table:table-cell office:value-type="string" calcext:value-type="string">
            <text:p>Harzgeröder Kugelspaß Station 2</text:p>
          </table:table-cell>
          <table:table-cell/>
          <table:table-cell table:style-name="ce4" office:value-type="float" office:value="51.6427352329443" calcext:value-type="float">
            <text:p>51,64274</text:p>
          </table:table-cell>
          <table:table-cell table:style-name="ce5" office:value-type="float" office:value="11.1417606837194" calcext:value-type="float">
            <text:p>11,14176</text:p>
          </table:table-cell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AU01</text:p>
          </table:table-cell>
          <table:table-cell office:value-type="string" calcext:value-type="string">
            <text:p>Berggaststätte Hausberg</text:p>
          </table:table-cell>
          <table:table-cell/>
          <table:table-cell table:style-name="ce4" office:value-type="float" office:value="51.6310336531965" calcext:value-type="float">
            <text:p>51,63103</text:p>
          </table:table-cell>
          <table:table-cell table:style-name="ce5" office:value-type="float" office:value="10.4633864323556" calcext:value-type="float">
            <text:p>10,4633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AU02</text:p>
          </table:table-cell>
          <table:table-cell office:value-type="string" calcext:value-type="string">
            <text:p>Ravensberger Baude „Berghof“</text:p>
          </table:table-cell>
          <table:table-cell/>
          <table:table-cell table:style-name="ce4" office:value-type="float" office:value="51.6214864536992" calcext:value-type="float">
            <text:p>51,62149</text:p>
          </table:table-cell>
          <table:table-cell table:style-name="ce5" office:value-type="float" office:value="10.5270370464925" calcext:value-type="float">
            <text:p>10,527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AU03</text:p>
          </table:table-cell>
          <table:table-cell office:value-type="string" calcext:value-type="string">
            <text:p>Waldgasthaus Bahnhof Stöberhai</text:p>
          </table:table-cell>
          <table:table-cell/>
          <table:table-cell table:style-name="ce4" office:value-type="float" office:value="51.6622007204216" calcext:value-type="float">
            <text:p>51,66220</text:p>
          </table:table-cell>
          <table:table-cell table:style-name="ce5" office:value-type="float" office:value="10.5755608776628" calcext:value-type="float">
            <text:p>10,575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01</text:p>
          </table:table-cell>
          <table:table-cell office:value-type="string" calcext:value-type="string">
            <text:p>Schloss Quedlinburg</text:p>
          </table:table-cell>
          <table:table-cell/>
          <table:table-cell table:style-name="ce4" office:value-type="float" office:value="51.7858100708293" calcext:value-type="float">
            <text:p>51,78581</text:p>
          </table:table-cell>
          <table:table-cell table:style-name="ce5" office:value-type="float" office:value="11.1375194016811" calcext:value-type="float">
            <text:p>11,137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04</text:p>
          </table:table-cell>
          <table:table-cell office:value-type="string" calcext:value-type="string">
            <text:p>Burgruine Hausneindorf</text:p>
          </table:table-cell>
          <table:table-cell/>
          <table:table-cell table:style-name="ce4" office:value-type="float" office:value="51.8399844325014" calcext:value-type="float">
            <text:p>51,83998</text:p>
          </table:table-cell>
          <table:table-cell table:style-name="ce5" office:value-type="float" office:value="11.2715711930815" calcext:value-type="float">
            <text:p>11,271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05</text:p>
          </table:table-cell>
          <table:table-cell office:value-type="string" calcext:value-type="string">
            <text:p>Erichsburg</text:p>
          </table:table-cell>
          <table:table-cell/>
          <table:table-cell table:style-name="ce4" office:value-type="float" office:value="51.6716397881791" calcext:value-type="float">
            <text:p>51,67164</text:p>
          </table:table-cell>
          <table:table-cell table:style-name="ce5" office:value-type="float" office:value="11.0606983144608" calcext:value-type="float">
            <text:p>11,060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06</text:p>
          </table:table-cell>
          <table:table-cell office:value-type="string" calcext:value-type="string">
            <text:p>Großes Schloss Blankenburg</text:p>
          </table:table-cell>
          <table:table-cell/>
          <table:table-cell table:style-name="ce4" office:value-type="float" office:value="51.7869728701992" calcext:value-type="float">
            <text:p>51,78697</text:p>
          </table:table-cell>
          <table:table-cell table:style-name="ce5" office:value-type="float" office:value="10.9552500013863" calcext:value-type="float">
            <text:p>10,955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07</text:p>
          </table:table-cell>
          <table:table-cell office:value-type="string" calcext:value-type="string">
            <text:p>Güntersburg</text:p>
          </table:table-cell>
          <table:table-cell/>
          <table:table-cell table:style-name="ce4" office:value-type="float" office:value="51.6357872193913" calcext:value-type="float">
            <text:p>51,63579</text:p>
          </table:table-cell>
          <table:table-cell table:style-name="ce5" office:value-type="float" office:value="10.9731006792125" calcext:value-type="float">
            <text:p>10,973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09</text:p>
          </table:table-cell>
          <table:table-cell office:value-type="string" calcext:value-type="string">
            <text:p>Heinrichsburg</text:p>
          </table:table-cell>
          <table:table-cell/>
          <table:table-cell table:style-name="ce4" office:value-type="float" office:value="51.676523769725" calcext:value-type="float">
            <text:p>51,67652</text:p>
          </table:table-cell>
          <table:table-cell table:style-name="ce5" office:value-type="float" office:value="11.1345128081841" calcext:value-type="float">
            <text:p>11,134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10</text:p>
          </table:table-cell>
          <table:table-cell office:value-type="string" calcext:value-type="string">
            <text:p>Huysburg</text:p>
          </table:table-cell>
          <table:table-cell/>
          <table:table-cell table:style-name="ce4" office:value-type="float" office:value="51.9600005962987" calcext:value-type="float">
            <text:p>51,96000</text:p>
          </table:table-cell>
          <table:table-cell table:style-name="ce5" office:value-type="float" office:value="11.0011414728017" calcext:value-type="float">
            <text:p>11,001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12</text:p>
          </table:table-cell>
          <table:table-cell office:value-type="string" calcext:value-type="string">
            <text:p>Kleines Schloss Blankenburg</text:p>
          </table:table-cell>
          <table:table-cell/>
          <table:table-cell table:style-name="ce4" office:value-type="float" office:value="51.7884706067989" calcext:value-type="float">
            <text:p>51,78847</text:p>
          </table:table-cell>
          <table:table-cell table:style-name="ce5" office:value-type="float" office:value="10.9597331319097" calcext:value-type="float">
            <text:p>10,959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13</text:p>
          </table:table-cell>
          <table:table-cell office:value-type="string" calcext:value-type="string">
            <text:p>Königsplatz Bodfeld</text:p>
          </table:table-cell>
          <table:table-cell/>
          <table:table-cell table:style-name="ce4" office:value-type="float" office:value="51.7882028348056" calcext:value-type="float">
            <text:p>51,78820</text:p>
          </table:table-cell>
          <table:table-cell table:style-name="ce5" office:value-type="float" office:value="10.8397919016572" calcext:value-type="float">
            <text:p>10,839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14</text:p>
          </table:table-cell>
          <table:table-cell office:value-type="string" calcext:value-type="string">
            <text:p>Königsplatz Derenburg</text:p>
          </table:table-cell>
          <table:table-cell/>
          <table:table-cell table:style-name="ce4" office:value-type="float" office:value="51.8742300854801" calcext:value-type="float">
            <text:p>51,87423</text:p>
          </table:table-cell>
          <table:table-cell table:style-name="ce5" office:value-type="float" office:value="10.9141065972782" calcext:value-type="float">
            <text:p>10,914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16</text:p>
          </table:table-cell>
          <table:table-cell office:value-type="string" calcext:value-type="string">
            <text:p>Roseburg</text:p>
          </table:table-cell>
          <table:table-cell/>
          <table:table-cell table:style-name="ce4" office:value-type="float" office:value="51.7270516068157" calcext:value-type="float">
            <text:p>51,72705</text:p>
          </table:table-cell>
          <table:table-cell table:style-name="ce5" office:value-type="float" office:value="11.1954839388093" calcext:value-type="float">
            <text:p>11,195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18</text:p>
          </table:table-cell>
          <table:table-cell office:value-type="string" calcext:value-type="string">
            <text:p>Ruine Domburg im Hakel bei Heteborn</text:p>
          </table:table-cell>
          <table:table-cell/>
          <table:table-cell table:style-name="ce4" office:value-type="float" office:value="51.8761970956" calcext:value-type="float">
            <text:p>51,87620</text:p>
          </table:table-cell>
          <table:table-cell table:style-name="ce5" office:value-type="float" office:value="11.3169344347978" calcext:value-type="float">
            <text:p>11,316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19</text:p>
          </table:table-cell>
          <table:table-cell office:value-type="string" calcext:value-type="string">
            <text:p>Burg Schlanstedt</text:p>
          </table:table-cell>
          <table:table-cell/>
          <table:table-cell table:style-name="ce4" office:value-type="float" office:value="52.0102890592305" calcext:value-type="float">
            <text:p>52,01029</text:p>
          </table:table-cell>
          <table:table-cell table:style-name="ce5" office:value-type="float" office:value="11.0293592887233" calcext:value-type="float">
            <text:p>11,029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20</text:p>
          </table:table-cell>
          <table:table-cell office:value-type="string" calcext:value-type="string">
            <text:p>Schloss Ballenstedt</text:p>
          </table:table-cell>
          <table:table-cell/>
          <table:table-cell table:style-name="ce4" office:value-type="float" office:value="51.7181569605287" calcext:value-type="float">
            <text:p>51,71816</text:p>
          </table:table-cell>
          <table:table-cell table:style-name="ce5" office:value-type="float" office:value="11.2198535506724" calcext:value-type="float">
            <text:p>11,219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21</text:p>
          </table:table-cell>
          <table:table-cell office:value-type="string" calcext:value-type="string">
            <text:p>Schloss Hessen</text:p>
          </table:table-cell>
          <table:table-cell/>
          <table:table-cell table:style-name="ce4" office:value-type="float" office:value="52.0187349144343" calcext:value-type="float">
            <text:p>52,01873</text:p>
          </table:table-cell>
          <table:table-cell table:style-name="ce5" office:value-type="float" office:value="10.7817653735184" calcext:value-type="float">
            <text:p>10,781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22</text:p>
          </table:table-cell>
          <table:table-cell office:value-type="string" calcext:value-type="string">
            <text:p>Schloss Wernigerode</text:p>
          </table:table-cell>
          <table:table-cell/>
          <table:table-cell table:style-name="ce4" office:value-type="float" office:value="51.830750699756" calcext:value-type="float">
            <text:p>51,83075</text:p>
          </table:table-cell>
          <table:table-cell table:style-name="ce5" office:value-type="float" office:value="10.7936157348998" calcext:value-type="float">
            <text:p>10,79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23</text:p>
          </table:table-cell>
          <table:table-cell office:value-type="string" calcext:value-type="string">
            <text:p>Schloss zu Harzgerode</text:p>
          </table:table-cell>
          <table:table-cell/>
          <table:table-cell table:style-name="ce4" office:value-type="float" office:value="51.6426481771677" calcext:value-type="float">
            <text:p>51,64265</text:p>
          </table:table-cell>
          <table:table-cell table:style-name="ce5" office:value-type="float" office:value="11.1415949433657" calcext:value-type="float">
            <text:p>11,141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24</text:p>
          </table:table-cell>
          <table:table-cell office:value-type="string" calcext:value-type="string">
            <text:p>Selkenfelder Schanze</text:p>
          </table:table-cell>
          <table:table-cell/>
          <table:table-cell table:style-name="ce4" office:value-type="float" office:value="51.6506496408003" calcext:value-type="float">
            <text:p>51,65065</text:p>
          </table:table-cell>
          <table:table-cell table:style-name="ce5" office:value-type="float" office:value="10.9269096640711" calcext:value-type="float">
            <text:p>10,926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25</text:p>
          </table:table-cell>
          <table:table-cell office:value-type="string" calcext:value-type="string">
            <text:p>Seweckenberge bei Quedlinburg</text:p>
          </table:table-cell>
          <table:table-cell/>
          <table:table-cell table:style-name="ce4" office:value-type="float" office:value="51.7699170280016" calcext:value-type="float">
            <text:p>51,76992</text:p>
          </table:table-cell>
          <table:table-cell table:style-name="ce5" office:value-type="float" office:value="11.2072080641803" calcext:value-type="float">
            <text:p>11,207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26</text:p>
          </table:table-cell>
          <table:table-cell office:value-type="string" calcext:value-type="string">
            <text:p>St. Wiperti</text:p>
          </table:table-cell>
          <table:table-cell/>
          <table:table-cell table:style-name="ce4" office:value-type="float" office:value="51.7854358742817" calcext:value-type="float">
            <text:p>51,78544</text:p>
          </table:table-cell>
          <table:table-cell table:style-name="ce5" office:value-type="float" office:value="11.130328441541" calcext:value-type="float">
            <text:p>11,130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27</text:p>
          </table:table-cell>
          <table:table-cell office:value-type="string" calcext:value-type="string">
            <text:p>Stapelburg</text:p>
          </table:table-cell>
          <table:table-cell/>
          <table:table-cell table:style-name="ce4" office:value-type="float" office:value="51.9037059876138" calcext:value-type="float">
            <text:p>51,90371</text:p>
          </table:table-cell>
          <table:table-cell table:style-name="ce5" office:value-type="float" office:value="10.6691739668996" calcext:value-type="float">
            <text:p>10,669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28</text:p>
          </table:table-cell>
          <table:table-cell office:value-type="string" calcext:value-type="string">
            <text:p>Stecklenburg</text:p>
          </table:table-cell>
          <table:table-cell/>
          <table:table-cell table:style-name="ce4" office:value-type="float" office:value="51.7309182683631" calcext:value-type="float">
            <text:p>51,73092</text:p>
          </table:table-cell>
          <table:table-cell table:style-name="ce5" office:value-type="float" office:value="11.0882904669481" calcext:value-type="float">
            <text:p>11,088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29</text:p>
          </table:table-cell>
          <table:table-cell office:value-type="string" calcext:value-type="string">
            <text:p>Treseburg</text:p>
          </table:table-cell>
          <table:table-cell/>
          <table:table-cell table:style-name="ce4" office:value-type="float" office:value="51.7181671201439" calcext:value-type="float">
            <text:p>51,71817</text:p>
          </table:table-cell>
          <table:table-cell table:style-name="ce5" office:value-type="float" office:value="10.9705882053964" calcext:value-type="float">
            <text:p>10,970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30</text:p>
          </table:table-cell>
          <table:table-cell office:value-type="string" calcext:value-type="string">
            <text:p>Westerburg</text:p>
          </table:table-cell>
          <table:table-cell/>
          <table:table-cell table:style-name="ce4" office:value-type="float" office:value="52.0139449192392" calcext:value-type="float">
            <text:p>52,01394</text:p>
          </table:table-cell>
          <table:table-cell table:style-name="ce5" office:value-type="float" office:value="10.8660423771775" calcext:value-type="float">
            <text:p>10,866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31</text:p>
          </table:table-cell>
          <table:table-cell office:value-type="string" calcext:value-type="string">
            <text:p>Winzenburg</text:p>
          </table:table-cell>
          <table:table-cell/>
          <table:table-cell table:style-name="ce4" office:value-type="float" office:value="51.7412811857546" calcext:value-type="float">
            <text:p>51,74128</text:p>
          </table:table-cell>
          <table:table-cell table:style-name="ce5" office:value-type="float" office:value="11.0126952007534" calcext:value-type="float">
            <text:p>11,012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BS32</text:p>
          </table:table-cell>
          <table:table-cell office:value-type="string" calcext:value-type="string">
            <text:p>Wasserburg Zilly</text:p>
          </table:table-cell>
          <table:table-cell/>
          <table:table-cell table:style-name="ce4" office:value-type="float" office:value="51.9431399092249" calcext:value-type="float">
            <text:p>51,94314</text:p>
          </table:table-cell>
          <table:table-cell table:style-name="ce5" office:value-type="float" office:value="10.825155853207" calcext:value-type="float">
            <text:p>10,825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style-name="ce7"/>
          <table:table-cell table:number-columns-repeated="7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03</text:p>
          </table:table-cell>
          <table:table-cell office:value-type="string" calcext:value-type="string">
            <text:p>Badenhäuser Königsstein</text:p>
          </table:table-cell>
          <table:table-cell/>
          <table:table-cell table:style-name="ce4" office:value-type="float" office:value="51.7578012120423" calcext:value-type="float">
            <text:p>51,75780</text:p>
          </table:table-cell>
          <table:table-cell table:style-name="ce5" office:value-type="float" office:value="10.1978475363082" calcext:value-type="float">
            <text:p>10,19785</text:p>
          </table:table-cell>
          <table:table-cell table:number-columns-repeated="3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04</text:p>
          </table:table-cell>
          <table:table-cell office:value-type="string" calcext:value-type="string">
            <text:p>Burgruine Lichtenstein</text:p>
          </table:table-cell>
          <table:table-cell/>
          <table:table-cell table:style-name="ce4" office:value-type="float" office:value="51.7213641275957" calcext:value-type="float">
            <text:p>51,72136</text:p>
          </table:table-cell>
          <table:table-cell table:style-name="ce5" office:value-type="float" office:value="10.1756979925691" calcext:value-type="float">
            <text:p>10,17570</text:p>
          </table:table-cell>
          <table:table-cell table:number-columns-repeated="3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05</text:p>
          </table:table-cell>
          <table:table-cell office:value-type="string" calcext:value-type="string">
            <text:p>Osteroder Feldherrenhügel</text:p>
          </table:table-cell>
          <table:table-cell/>
          <table:table-cell table:style-name="ce4" office:value-type="float" office:value="51.7004096340446" calcext:value-type="float">
            <text:p>51,70041</text:p>
          </table:table-cell>
          <table:table-cell table:style-name="ce5" office:value-type="float" office:value="10.231979478024" calcext:value-type="float">
            <text:p>10,23198</text:p>
          </table:table-cell>
          <table:table-cell table:number-columns-repeated="3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06</text:p>
          </table:table-cell>
          <table:table-cell office:value-type="string" calcext:value-type="string">
            <text:p>Dünaer Rötzelkamm</text:p>
          </table:table-cell>
          <table:table-cell/>
          <table:table-cell table:style-name="ce4" office:value-type="float" office:value="51.6970061123342" calcext:value-type="float">
            <text:p>51,69701</text:p>
          </table:table-cell>
          <table:table-cell table:style-name="ce5" office:value-type="float" office:value="10.2636412493655" calcext:value-type="float">
            <text:p>10,26364</text:p>
          </table:table-cell>
          <table:table-cell table:number-columns-repeated="3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07</text:p>
          </table:table-cell>
          <table:table-cell office:value-type="string" calcext:value-type="string">
            <text:p>Herzberger Papenberg</text:p>
          </table:table-cell>
          <table:table-cell/>
          <table:table-cell table:style-name="ce4" office:value-type="float" office:value="51.6478854325366" calcext:value-type="float">
            <text:p>51,64789</text:p>
          </table:table-cell>
          <table:table-cell table:style-name="ce5" office:value-type="float" office:value="10.3596028748629" calcext:value-type="float">
            <text:p>10,35960</text:p>
          </table:table-cell>
          <table:table-cell table:number-columns-repeated="3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Westersteine</text:p>
          </table:table-cell>
          <table:table-cell/>
          <table:table-cell table:style-name="ce4" office:value-type="float" office:value="51.6000586267182" calcext:value-type="float">
            <text:p>51,60006</text:p>
          </table:table-cell>
          <table:table-cell table:style-name="ce5" office:value-type="float" office:value="10.433349483522" calcext:value-type="float">
            <text:p>10,43335</text:p>
          </table:table-cell>
          <table:table-cell table:number-columns-repeated="3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Wache auf dem Mühlberg</text:p>
          </table:table-cell>
          <table:table-cell/>
          <table:table-cell table:style-name="ce4" office:value-type="float" office:value="51.5551052960094" calcext:value-type="float">
            <text:p>51,55511</text:p>
          </table:table-cell>
          <table:table-cell table:style-name="ce5" office:value-type="float" office:value="10.7606122001104" calcext:value-type="float">
            <text:p>10,76061</text:p>
          </table:table-cell>
          <table:table-cell table:number-columns-repeated="3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Salzaspring</text:p>
          </table:table-cell>
          <table:table-cell/>
          <table:table-cell table:style-name="ce4" office:value-type="float" office:value="51.5304396074356" calcext:value-type="float">
            <text:p>51,53044</text:p>
          </table:table-cell>
          <table:table-cell table:style-name="ce5" office:value-type="float" office:value="10.7617069026519" calcext:value-type="float">
            <text:p>10,76171</text:p>
          </table:table-cell>
          <table:table-cell table:number-columns-repeated="3"/>
          <table:table-cell table:style-name="ce2"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L01</text:p>
          </table:table-cell>
          <table:table-cell office:value-type="string" calcext:value-type="string">
            <text:p>Kloster Wendhusen</text:p>
          </table:table-cell>
          <table:table-cell/>
          <table:table-cell table:style-name="ce4" office:value-type="float" office:value="51.7562439961998" calcext:value-type="float">
            <text:p>51,75624</text:p>
          </table:table-cell>
          <table:table-cell table:style-name="ce5" office:value-type="float" office:value="11.049234044214" calcext:value-type="float">
            <text:p>11,04923</text:p>
          </table:table-cell>
          <table:table-cell table:number-columns-repeated="3"/>
          <table:table-cell table:style-name="ce2"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L02</text:p>
          </table:table-cell>
          <table:table-cell office:value-type="string" calcext:value-type="string">
            <text:p>Bergkirche St. Bartholomäus</text:p>
          </table:table-cell>
          <table:table-cell/>
          <table:table-cell table:style-name="ce4" office:value-type="float" office:value="51.7877318254371" calcext:value-type="float">
            <text:p>51,78773</text:p>
          </table:table-cell>
          <table:table-cell table:style-name="ce5" office:value-type="float" office:value="10.9545406010841" calcext:value-type="float">
            <text:p>10,95454</text:p>
          </table:table-cell>
          <table:table-cell table:number-columns-repeated="3"/>
          <table:table-cell table:style-name="ce2"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L03</text:p>
          </table:table-cell>
          <table:table-cell office:value-type="string" calcext:value-type="string">
            <text:p>Kloster Michaelstein</text:p>
          </table:table-cell>
          <table:table-cell/>
          <table:table-cell table:style-name="ce4" office:value-type="float" office:value="51.8059866753308" calcext:value-type="float">
            <text:p>51,80599</text:p>
          </table:table-cell>
          <table:table-cell table:style-name="ce5" office:value-type="float" office:value="10.9138131602822" calcext:value-type="float">
            <text:p>10,91381</text:p>
          </table:table-cell>
          <table:table-cell table:number-columns-repeated="3"/>
          <table:table-cell table:style-name="ce2"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L04</text:p>
          </table:table-cell>
          <table:table-cell office:value-type="string" calcext:value-type="string">
            <text:p>Klosterort Himmelpforte</text:p>
          </table:table-cell>
          <table:table-cell/>
          <table:table-cell table:style-name="ce4" office:value-type="float" office:value="51.8334923325349" calcext:value-type="float">
            <text:p>51,83349</text:p>
          </table:table-cell>
          <table:table-cell table:style-name="ce5" office:value-type="float" office:value="10.743179097121" calcext:value-type="float">
            <text:p>10,74318</text:p>
          </table:table-cell>
          <table:table-cell table:number-columns-repeated="3"/>
          <table:table-cell table:style-name="ce2"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L05</text:p>
          </table:table-cell>
          <table:table-cell office:value-type="string" calcext:value-type="string">
            <text:p>Kloster Drübeck</text:p>
          </table:table-cell>
          <table:table-cell/>
          <table:table-cell table:style-name="ce4" office:value-type="float" office:value="51.8556796358991" calcext:value-type="float">
            <text:p>51,85568</text:p>
          </table:table-cell>
          <table:table-cell table:style-name="ce5" office:value-type="float" office:value="10.7155344081747" calcext:value-type="float">
            <text:p>10,71553</text:p>
          </table:table-cell>
          <table:table-cell table:number-columns-repeated="3"/>
          <table:table-cell table:style-name="ce2"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L06</text:p>
          </table:table-cell>
          <table:table-cell office:value-type="string" calcext:value-type="string">
            <text:p>Kloster Ilsenburg</text:p>
          </table:table-cell>
          <table:table-cell/>
          <table:table-cell table:style-name="ce4" office:value-type="float" office:value="51.8598380042514" calcext:value-type="float">
            <text:p>51,85984</text:p>
          </table:table-cell>
          <table:table-cell table:style-name="ce5" office:value-type="float" office:value="10.6787464306784" calcext:value-type="float">
            <text:p>10,67875</text:p>
          </table:table-cell>
          <table:table-cell table:number-columns-repeated="3"/>
          <table:table-cell table:style-name="ce2"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L07</text:p>
          </table:table-cell>
          <table:table-cell office:value-type="string" calcext:value-type="string">
            <text:p>Kloster Wöltingerode</text:p>
          </table:table-cell>
          <table:table-cell/>
          <table:table-cell table:style-name="ce4" office:value-type="float" office:value="51.9593556552939" calcext:value-type="float">
            <text:p>51,95936</text:p>
          </table:table-cell>
          <table:table-cell table:style-name="ce5" office:value-type="float" office:value="10.5399981175846" calcext:value-type="float">
            <text:p>10,54000</text:p>
          </table:table-cell>
          <table:table-cell table:number-columns-repeated="3"/>
          <table:table-cell table:style-name="ce2"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L08</text:p>
          </table:table-cell>
          <table:table-cell office:value-type="string" calcext:value-type="string">
            <text:p>Stiftskirche St. Georg Grauhof</text:p>
          </table:table-cell>
          <table:table-cell/>
          <table:table-cell table:style-name="ce4" office:value-type="float" office:value="51.9377811617273" calcext:value-type="float">
            <text:p>51,93778</text:p>
          </table:table-cell>
          <table:table-cell table:style-name="ce5" office:value-type="float" office:value="10.4480052273408" calcext:value-type="float">
            <text:p>10,44801</text:p>
          </table:table-cell>
          <table:table-cell table:number-columns-repeated="3"/>
          <table:table-cell table:style-name="ce2"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L09</text:p>
          </table:table-cell>
          <table:table-cell office:value-type="string" calcext:value-type="string">
            <text:p>Neuwerkkirche</text:p>
          </table:table-cell>
          <table:table-cell/>
          <table:table-cell table:style-name="ce4" office:value-type="float" office:value="51.9095291944792" calcext:value-type="float">
            <text:p>51,90953</text:p>
          </table:table-cell>
          <table:table-cell table:style-name="ce5" office:value-type="float" office:value="10.42531299382" calcext:value-type="float">
            <text:p>10,42531</text:p>
          </table:table-cell>
          <table:table-cell table:number-columns-repeated="3"/>
          <table:table-cell table:style-name="ce2"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L10</text:p>
          </table:table-cell>
          <table:table-cell office:value-type="string" calcext:value-type="string">
            <text:p>Stiftskirche St. Cyriakus</text:p>
          </table:table-cell>
          <table:table-cell/>
          <table:table-cell table:style-name="ce4" office:value-type="float" office:value="51.7246064449803" calcext:value-type="float">
            <text:p>51,72461</text:p>
          </table:table-cell>
          <table:table-cell table:style-name="ce5" office:value-type="float" office:value="11.1359596631477" calcext:value-type="float">
            <text:p>11,13596</text:p>
          </table:table-cell>
          <table:table-cell table:number-columns-repeated="3"/>
          <table:table-cell table:style-name="ce2"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L11</text:p>
          </table:table-cell>
          <table:table-cell office:value-type="string" calcext:value-type="string">
            <text:p>Museum Klosterkirche St. Marien</text:p>
          </table:table-cell>
          <table:table-cell/>
          <table:table-cell table:style-name="ce4" office:value-type="float" office:value="51.78763023381" calcext:value-type="float">
            <text:p>51,78763</text:p>
          </table:table-cell>
          <table:table-cell table:style-name="ce5" office:value-type="float" office:value="11.1335461640461" calcext:value-type="float">
            <text:p>11,13355</text:p>
          </table:table-cell>
          <table:table-cell table:number-columns-repeated="3"/>
          <table:table-cell table:style-name="ce2"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KL12</text:p>
          </table:table-cell>
          <table:table-cell office:value-type="string" calcext:value-type="string">
            <text:p>St. Johanniskirche</text:p>
          </table:table-cell>
          <table:table-cell/>
          <table:table-cell table:style-name="ce4" office:value-type="float" office:value="51.8370515068991" calcext:value-type="float">
            <text:p>51,83705</text:p>
          </table:table-cell>
          <table:table-cell table:style-name="ce5" office:value-type="float" office:value="10.7881342474863" calcext:value-type="float">
            <text:p>10,78813</text:p>
          </table:table-cell>
          <table:table-cell table:number-columns-repeated="3"/>
          <table:table-cell table:style-name="ce2"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L01</text:p>
          </table:table-cell>
          <table:table-cell office:value-type="string" calcext:value-type="string">
            <text:p>Wolfsmühle Rodishain</text:p>
          </table:table-cell>
          <table:table-cell/>
          <table:table-cell table:style-name="ce4" office:value-type="float" office:value="51.537395147886" calcext:value-type="float">
            <text:p>51,53740</text:p>
          </table:table-cell>
          <table:table-cell table:style-name="ce5" office:value-type="float" office:value="10.9284830260787" calcext:value-type="float">
            <text:p>10,92848</text:p>
          </table:table-cell>
          <table:table-cell table:number-columns-repeated="3"/>
          <table:table-cell table:style-name="ce2"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L02</text:p>
          </table:table-cell>
          <table:table-cell office:value-type="string" calcext:value-type="string">
            <text:p>Feldflur Hayn</text:p>
          </table:table-cell>
          <table:table-cell/>
          <table:table-cell table:style-name="ce4" office:value-type="float" office:value="51.579924371467" calcext:value-type="float">
            <text:p>51,57992</text:p>
          </table:table-cell>
          <table:table-cell table:style-name="ce5" office:value-type="float" office:value="11.0631058975903" calcext:value-type="float">
            <text:p>11,06311</text:p>
          </table:table-cell>
          <table:table-cell table:number-columns-repeated="3"/>
          <table:table-cell table:style-name="ce2"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L03</text:p>
          </table:table-cell>
          <table:table-cell office:value-type="string" calcext:value-type="string">
            <text:p>Naturerlebnisstation am Heuweg</text:p>
          </table:table-cell>
          <table:table-cell/>
          <table:table-cell table:style-name="ce4" office:value-type="float" office:value="51.5737748430964" calcext:value-type="float">
            <text:p>51,57377</text:p>
          </table:table-cell>
          <table:table-cell table:style-name="ce5" office:value-type="float" office:value="11.1566176482901" calcext:value-type="float">
            <text:p>11,15662</text:p>
          </table:table-cell>
          <table:table-cell table:number-columns-repeated="3"/>
          <table:table-cell table:style-name="ce2"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L04</text:p>
          </table:table-cell>
          <table:table-cell office:value-type="string" calcext:value-type="string">
            <text:p>Naturerlebnisstation am Kleebeck</text:p>
          </table:table-cell>
          <table:table-cell/>
          <table:table-cell table:style-name="ce4" office:value-type="float" office:value="51.5602316773414" calcext:value-type="float">
            <text:p>51,56023</text:p>
          </table:table-cell>
          <table:table-cell table:style-name="ce5" office:value-type="float" office:value="11.2837216755853" calcext:value-type="float">
            <text:p>11,28372</text:p>
          </table:table-cell>
          <table:table-cell table:number-columns-repeated="3"/>
          <table:table-cell table:style-name="ce2"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L05</text:p>
          </table:table-cell>
          <table:table-cell office:value-type="string" calcext:value-type="string">
            <text:p>Baumrode</text:p>
          </table:table-cell>
          <table:table-cell/>
          <table:table-cell table:style-name="ce4" office:value-type="float" office:value="51.577058905545" calcext:value-type="float">
            <text:p>51,57706</text:p>
          </table:table-cell>
          <table:table-cell table:style-name="ce5" office:value-type="float" office:value="11.3830640506473" calcext:value-type="float">
            <text:p>11,38306</text:p>
          </table:table-cell>
          <table:table-cell table:number-columns-repeated="3"/>
          <table:table-cell table:style-name="ce2"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L06</text:p>
          </table:table-cell>
          <table:table-cell office:value-type="string" calcext:value-type="string">
            <text:p>Naturerlebnisstation am Brandberg</text:p>
          </table:table-cell>
          <table:table-cell/>
          <table:table-cell table:style-name="ce4" office:value-type="float" office:value="51.5872855188117" calcext:value-type="float">
            <text:p>51,58729</text:p>
          </table:table-cell>
          <table:table-cell table:style-name="ce5" office:value-type="float" office:value="11.4280730869867" calcext:value-type="float">
            <text:p>11,42807</text:p>
          </table:table-cell>
          <table:table-cell table:number-columns-repeated="3"/>
          <table:table-cell table:style-name="ce2"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L07</text:p>
          </table:table-cell>
          <table:table-cell office:value-type="string" calcext:value-type="string">
            <text:p>Luthers kalte Stelle</text:p>
          </table:table-cell>
          <table:table-cell/>
          <table:table-cell table:style-name="ce4" office:value-type="float" office:value="51.5171511453043" calcext:value-type="float">
            <text:p>51,51715</text:p>
          </table:table-cell>
          <table:table-cell table:style-name="ce5" office:value-type="float" office:value="11.6134101759463" calcext:value-type="float">
            <text:p>11,61341</text:p>
          </table:table-cell>
          <table:table-cell table:number-columns-repeated="3"/>
          <table:table-cell table:style-name="ce2"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style-name="ce3"/>
          <table:table-cell table:number-columns-repeated="6"/>
        </table:table-row>
        <table:table-row table:style-name="ro1" table:number-rows-repeated="113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/>
          <table:table-cell table:number-columns-repeated="6"/>
        </table:table-row>
        <table:table-row table:style-name="ro1" table:number-rows-repeated="104811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Inaktiv" table:style-name="ta1">
        <table:table-column table:style-name="co1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12" table:default-cell-style-name="ce2"/>
        <table:table-column table:style-name="co6" table:default-cell-style-name="ce2"/>
        <table:table-column table:style-name="co11" table:default-cell-style-name="ce2"/>
        <table:table-column table:style-name="co13" table:default-cell-style-name="ce2"/>
        <table:table-column table:style-name="co10" table:default-cell-style-name="ce2"/>
        <table:table-column table:style-name="co15" table:default-cell-style-name="ce2"/>
        <table:table-column table:style-name="co9" table:default-cell-style-name="ce2"/>
        <table:table-column table:style-name="co14" table:default-cell-style-name="ce2"/>
        <table:table-column table:style-name="co7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office:value-type="string" calcext:value-type="string">
            <text:p>Stemp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Lan</text:p>
          </table:table-cell>
          <table:table-cell office:value-type="string" calcext:value-type="string">
            <text:p>Lat</text:p>
          </table:table-cell>
          <table:table-cell table:style-name="ce3" office:value-type="string" calcext:value-type="string">
            <text:p>Baudensteig</text:p>
          </table:table-cell>
          <table:table-cell office:value-type="string" calcext:value-type="string">
            <text:p>Karstwanderweg</text:p>
          </table:table-cell>
          <table:table-cell table:style-name="ce3" office:value-type="string" calcext:value-type="string">
            <text:p>Burgen + Schlösser</text:p>
          </table:table-cell>
          <table:table-cell office:value-type="string" calcext:value-type="string">
            <text:p>Harzer Steiger</text:p>
          </table:table-cell>
          <table:table-cell table:style-name="ce3" office:value-type="string" calcext:value-type="string">
            <text:p>Kloster Wanderweg</text:p>
          </table:table-cell>
          <table:table-cell office:value-type="string" calcext:value-type="string">
            <text:p>Harzer Hexenstieg</text:p>
          </table:table-cell>
          <table:table-cell table:style-name="ce3" office:value-type="string" calcext:value-type="string">
            <text:p>Nationalpark Harz</text:p>
          </table:table-cell>
          <table:table-cell office:value-type="string" calcext:value-type="string">
            <text:p>Harzer Grenzweg</text:p>
          </table:table-cell>
          <table:table-cell table:style-name="ce3" office:value-type="string" calcext:value-type="string">
            <text:p>Lutherweg</text:p>
          </table:table-cell>
          <table:table-cell office:value-type="string" calcext:value-type="string">
            <text:p>Goethe im Harz</text:p>
          </table:table-cell>
          <table:table-cell table:style-name="ce3" office:value-type="string" calcext:value-type="string">
            <text:p>Selketalstieg</text:p>
          </table:table-cell>
          <table:table-cell table:style-name="ce7" office:value-type="string" calcext:value-type="string">
            <text:p>Goslar Wandert</text:p>
          </table:table-cell>
        </table:table-row>
        <table:table-row table:style-name="ro1">
          <table:table-cell office:value-type="float" office:value="9904" calcext:value-type="float">
            <text:p>9904</text:p>
          </table:table-cell>
          <table:table-cell office:value-type="string" calcext:value-type="string">
            <text:p>Steinkreuz</text:p>
          </table:table-cell>
          <table:table-cell table:number-columns-repeated="14"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Harzer Schatzkammer Braunschweig</text:p>
          </table:table-cell>
          <table:table-cell table:number-columns-repeated="14"/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Glasarche Station 1</text:p>
          </table:table-cell>
          <table:table-cell table:number-columns-repeated="14"/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Glasarche Station 2</text:p>
          </table:table-cell>
          <table:table-cell table:number-columns-repeated="14"/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Glasarche Station 3</text:p>
          </table:table-cell>
          <table:table-cell table:number-columns-repeated="14"/>
        </table:table-row>
        <table:table-row table:style-name="ro1">
          <table:table-cell office:value-type="float" office:value="9914" calcext:value-type="float">
            <text:p>9914</text:p>
          </table:table-cell>
          <table:table-cell office:value-type="string" calcext:value-type="string">
            <text:p>Glasrache Station 4</text:p>
          </table:table-cell>
          <table:table-cell table:number-columns-repeated="14"/>
        </table:table-row>
        <table:table-row table:style-name="ro1">
          <table:table-cell office:value-type="float" office:value="9917" calcext:value-type="float">
            <text:p>9917</text:p>
          </table:table-cell>
          <table:table-cell office:value-type="string" calcext:value-type="string">
            <text:p>Grasburg Rottleberode</text:p>
          </table:table-cell>
          <table:table-cell table:number-columns-repeated="14"/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Sonderstempel zu 800. Todestag Otto den IV.</text:p>
          </table:table-cell>
          <table:table-cell table:number-columns-repeated="14"/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Sankt Wiperti</text:p>
          </table:table-cell>
          <table:table-cell table:number-columns-repeated="14"/>
        </table:table-row>
        <table:table-row table:style-name="ro1">
          <table:table-cell office:value-type="float" office:value="9931" calcext:value-type="float">
            <text:p>9931</text:p>
          </table:table-cell>
          <table:table-cell office:value-type="string" calcext:value-type="string">
            <text:p>St. Servatii – Schloss Quedlinburg</text:p>
          </table:table-cell>
          <table:table-cell table:number-columns-repeated="14"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string" calcext:value-type="string">
            <text:p>20 Jahre Nationalparkhaus Sankt Andreasberg</text:p>
          </table:table-cell>
          <table:table-cell table:number-columns-repeated="14"/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string" calcext:value-type="string">
            <text:p>Nationalpark-Besucherzentrum TorfHaus</text:p>
          </table:table-cell>
          <table:table-cell table:number-columns-repeated="14"/>
        </table:table-row>
        <table:table-row table:style-name="ro1">
          <table:table-cell office:value-type="float" office:value="9938" calcext:value-type="float">
            <text:p>9938</text:p>
          </table:table-cell>
          <table:table-cell office:value-type="string" calcext:value-type="string">
            <text:p>30 Jahre Brockenmaueröffnung Brockenhaus</text:p>
          </table:table-cell>
          <table:table-cell table:number-columns-repeated="14"/>
        </table:table-row>
        <table:table-row table:style-name="ro1">
          <table:table-cell office:value-type="float" office:value="9975" calcext:value-type="float">
            <text:p>9975</text:p>
          </table:table-cell>
          <table:table-cell office:value-type="string" calcext:value-type="string">
            <text:p>Europa-Rosarium Sangerhausen</text:p>
          </table:table-cell>
          <table:table-cell table:number-columns-repeated="14"/>
        </table:table-row>
        <table:table-row table:style-name="ro1">
          <table:table-cell office:value-type="float" office:value="9978" calcext:value-type="float">
            <text:p>9978</text:p>
          </table:table-cell>
          <table:table-cell office:value-type="string" calcext:value-type="string">
            <text:p>Frühjahrswanderung 2023</text:p>
          </table:table-cell>
          <table:table-cell table:number-columns-repeated="14"/>
        </table:table-row>
        <table:table-row table:style-name="ro1">
          <table:table-cell office:value-type="float" office:value="9979" calcext:value-type="float">
            <text:p>9979</text:p>
          </table:table-cell>
          <table:table-cell office:value-type="string" calcext:value-type="string">
            <text:p>Hafengeburtstag Hamburg</text:p>
          </table:table-cell>
          <table:table-cell table:number-columns-repeated="14"/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string" calcext:value-type="string">
            <text:p>Maiwanderung 2023</text:p>
          </table:table-cell>
          <table:table-cell table:number-columns-repeated="14"/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string" calcext:value-type="string">
            <text:p>Wanderung zu Ehren zu Brocken-Benno</text:p>
          </table:table-cell>
          <table:table-cell table:number-columns-repeated="14"/>
        </table:table-row>
        <table:table-row table:style-name="ro1">
          <table:table-cell office:value-type="float" office:value="9983" calcext:value-type="float">
            <text:p>9983</text:p>
          </table:table-cell>
          <table:table-cell office:value-type="string" calcext:value-type="string">
            <text:p>20 Jahre Harzer Hexenstieg Station 2</text:p>
          </table:table-cell>
          <table:table-cell table:number-columns-repeated="14"/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Ein Sonderstempel für Schielo</text:p>
          </table:table-cell>
          <table:table-cell table:number-columns-repeated="14"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string" calcext:value-type="string">
            <text:p>50 Jahre Kirchturmbra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9-02</text:p>
          </table:table-cell>
          <table:table-cell office:value-type="string" calcext:value-type="string">
            <text:p>Brockengart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9-03</text:p>
          </table:table-cell>
          <table:table-cell office:value-type="string" calcext:value-type="string">
            <text:p>Gletschertöpf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-01</text:p>
          </table:table-cell>
          <table:table-cell office:value-type="string" calcext:value-type="string">
            <text:p>Gegenstei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-02</text:p>
          </table:table-cell>
          <table:table-cell office:value-type="string" calcext:value-type="string">
            <text:p>Ebersburg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-03</text:p>
          </table:table-cell>
          <table:table-cell office:value-type="string" calcext:value-type="string">
            <text:p>Wildpark Stangero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-04</text:p>
          </table:table-cell>
          <table:table-cell office:value-type="string" calcext:value-type="string">
            <text:p>Pferdchen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-05</text:p>
          </table:table-cell>
          <table:table-cell office:value-type="string" calcext:value-type="string">
            <text:p>Weiße Brück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0-06</text:p>
          </table:table-cell>
          <table:table-cell office:value-type="string" calcext:value-type="string">
            <text:p>Höhlenwohnung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-01</text:p>
          </table:table-cell>
          <table:table-cell office:value-type="string" calcext:value-type="string">
            <text:p>Stein 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-02</text:p>
          </table:table-cell>
          <table:table-cell office:value-type="string" calcext:value-type="string">
            <text:p>Bismarckturm Osterwie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-03</text:p>
          </table:table-cell>
          <table:table-cell office:value-type="string" calcext:value-type="string">
            <text:p>Klosterteiche Walkenri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-04</text:p>
          </table:table-cell>
          <table:table-cell office:value-type="string" calcext:value-type="string">
            <text:p>Waldarbeiterdenk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-05</text:p>
          </table:table-cell>
          <table:table-cell office:value-type="string" calcext:value-type="string">
            <text:p>Auerbergbl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-06</text:p>
          </table:table-cell>
          <table:table-cell office:value-type="string" calcext:value-type="string">
            <text:p>Harlytu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-01</text:p>
          </table:table-cell>
          <table:table-cell office:value-type="string" calcext:value-type="string">
            <text:p>Harzer-Sagen-Pf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-02</text:p>
          </table:table-cell>
          <table:table-cell office:value-type="string" calcext:value-type="string">
            <text:p>Anisber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-03</text:p>
          </table:table-cell>
          <table:table-cell office:value-type="string" calcext:value-type="string">
            <text:p>Frankentei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-04</text:p>
          </table:table-cell>
          <table:table-cell office:value-type="string" calcext:value-type="string">
            <text:p>Märchenwe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-05</text:p>
          </table:table-cell>
          <table:table-cell office:value-type="string" calcext:value-type="string">
            <text:p>Austbergturm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-06</text:p>
          </table:table-cell>
          <table:table-cell office:value-type="string" calcext:value-type="string">
            <text:p>Spiegelthaler Zechenhau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-01</text:p>
          </table:table-cell>
          <table:table-cell office:value-type="string" calcext:value-type="string">
            <text:p>Lonauer Wasserf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-02</text:p>
          </table:table-cell>
          <table:table-cell office:value-type="string" calcext:value-type="string">
            <text:p>Schlossber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-03</text:p>
          </table:table-cell>
          <table:table-cell office:value-type="string" calcext:value-type="string">
            <text:p>Neuer Tei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-05</text:p>
          </table:table-cell>
          <table:table-cell office:value-type="string" calcext:value-type="string">
            <text:p>Steinberg-Al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3-06</text:p>
          </table:table-cell>
          <table:table-cell office:value-type="string" calcext:value-type="string">
            <text:p>Burgruine Arnste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-01</text:p>
          </table:table-cell>
          <table:table-cell office:value-type="string" calcext:value-type="string">
            <text:p>Gänseschnab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-02</text:p>
          </table:table-cell>
          <table:table-cell office:value-type="string" calcext:value-type="string">
            <text:p>Muxklip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-03</text:p>
          </table:table-cell>
          <table:table-cell office:value-type="string" calcext:value-type="string">
            <text:p>Wolfswarte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-04</text:p>
          </table:table-cell>
          <table:table-cell office:value-type="string" calcext:value-type="string">
            <text:p>Kalksteinbruch Winterber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-05</text:p>
          </table:table-cell>
          <table:table-cell office:value-type="string" calcext:value-type="string">
            <text:p>Schwedenschanz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4-06</text:p>
          </table:table-cell>
          <table:table-cell office:value-type="string" calcext:value-type="string">
            <text:p>Belvederetu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-01</text:p>
          </table:table-cell>
          <table:table-cell office:value-type="string" calcext:value-type="string">
            <text:p>Arboretum Ahornpark Ilfel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-02</text:p>
          </table:table-cell>
          <table:table-cell office:value-type="string" calcext:value-type="string">
            <text:p>Eleonorenblick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-03</text:p>
          </table:table-cell>
          <table:table-cell office:value-type="string" calcext:value-type="string">
            <text:p>Creativ-art-Pfe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-04</text:p>
          </table:table-cell>
          <table:table-cell office:value-type="string" calcext:value-type="string">
            <text:p>Schloss Stie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-05</text:p>
          </table:table-cell>
          <table:table-cell office:value-type="string" calcext:value-type="string">
            <text:p>Schäfereich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5-06</text:p>
          </table:table-cell>
          <table:table-cell office:value-type="string" calcext:value-type="string">
            <text:p>Alte War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-01</text:p>
          </table:table-cell>
          <table:table-cell office:value-type="string" calcext:value-type="string">
            <text:p>Ilfelder Burgber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-02</text:p>
          </table:table-cell>
          <table:table-cell office:value-type="string" calcext:value-type="string">
            <text:p>Hexenbankwe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-03</text:p>
          </table:table-cell>
          <table:table-cell office:value-type="string" calcext:value-type="string">
            <text:p>Kaiser-Otto-Höhenwe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-04</text:p>
          </table:table-cell>
          <table:table-cell office:value-type="string" calcext:value-type="string">
            <text:p>Kyffhäus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-05</text:p>
          </table:table-cell>
          <table:table-cell office:value-type="string" calcext:value-type="string">
            <text:p>Luisenblick Aschersleb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-06</text:p>
          </table:table-cell>
          <table:table-cell office:value-type="string" calcext:value-type="string">
            <text:p>Steinway-Par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-01</text:p>
          </table:table-cell>
          <table:table-cell office:value-type="string" calcext:value-type="string">
            <text:p>Teufelsteich Neudor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-02</text:p>
          </table:table-cell>
          <table:table-cell office:value-type="string" calcext:value-type="string">
            <text:p>Kuckanstal Bad Sachs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-03</text:p>
          </table:table-cell>
          <table:table-cell office:value-type="string" calcext:value-type="string">
            <text:p>Bismarckklippe am Hirtenstie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-04</text:p>
          </table:table-cell>
          <table:table-cell office:value-type="string" calcext:value-type="string">
            <text:p>Siebertalhüt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-05</text:p>
          </table:table-cell>
          <table:table-cell office:value-type="string" calcext:value-type="string">
            <text:p>Burgruine neu-morung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-06</text:p>
          </table:table-cell>
          <table:table-cell office:value-type="string" calcext:value-type="string">
            <text:p>Auerhahngehege Lona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-01</text:p>
          </table:table-cell>
          <table:table-cell office:value-type="string" calcext:value-type="string">
            <text:p>Burg Alter Falkenste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-02</text:p>
          </table:table-cell>
          <table:table-cell office:value-type="string" calcext:value-type="string">
            <text:p>Rhumequel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-03</text:p>
          </table:table-cell>
          <table:table-cell office:value-type="string" calcext:value-type="string">
            <text:p>Königste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-04</text:p>
          </table:table-cell>
          <table:table-cell office:value-type="string" calcext:value-type="string">
            <text:p>Preußischer Saalste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-05</text:p>
          </table:table-cell>
          <table:table-cell office:value-type="string" calcext:value-type="string">
            <text:p>Teufelskanz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-06</text:p>
          </table:table-cell>
          <table:table-cell office:value-type="string" calcext:value-type="string">
            <text:p>Steinkirch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-01</text:p>
          </table:table-cell>
          <table:table-cell office:value-type="string" calcext:value-type="string">
            <text:p>Adlerklip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-03</text:p>
          </table:table-cell>
          <table:table-cell office:value-type="string" calcext:value-type="string">
            <text:p>Harbur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-04</text:p>
          </table:table-cell>
          <table:table-cell office:value-type="string" calcext:value-type="string">
            <text:p>Auleber Solquel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-05</text:p>
          </table:table-cell>
          <table:table-cell office:value-type="string" calcext:value-type="string">
            <text:p>Viaduktblick Manfeld Bergwerksbah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9-06</text:p>
          </table:table-cell>
          <table:table-cell office:value-type="string" calcext:value-type="string">
            <text:p>Daneilshöhle, Hu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-01</text:p>
          </table:table-cell>
          <table:table-cell office:value-type="string" calcext:value-type="string">
            <text:p>Kuttelbacher Tei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-02</text:p>
          </table:table-cell>
          <table:table-cell office:value-type="string" calcext:value-type="string">
            <text:p>Skywalk Sonnenste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-03</text:p>
          </table:table-cell>
          <table:table-cell office:value-type="string" calcext:value-type="string">
            <text:p>Schäferpavilion Wolfshag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-04</text:p>
          </table:table-cell>
          <table:table-cell office:value-type="string" calcext:value-type="string">
            <text:p>Forsthaus Birkenm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-05</text:p>
          </table:table-cell>
          <table:table-cell office:value-type="string" calcext:value-type="string">
            <text:p>Matthias-Schmidt-ber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0-06</text:p>
          </table:table-cell>
          <table:table-cell office:value-type="string" calcext:value-type="string">
            <text:p>Sösetalsper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1</text:p>
          </table:table-cell>
          <table:table-cell office:value-type="string" calcext:value-type="string">
            <text:p>Flehmüllers Eich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2</text:p>
          </table:table-cell>
          <table:table-cell office:value-type="string" calcext:value-type="string">
            <text:p>Stauffenbur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3</text:p>
          </table:table-cell>
          <table:table-cell office:value-type="string" calcext:value-type="string">
            <text:p>Gedankenban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4</text:p>
          </table:table-cell>
          <table:table-cell office:value-type="string" calcext:value-type="string">
            <text:p>Krockste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5</text:p>
          </table:table-cell>
          <table:table-cell office:value-type="string" calcext:value-type="string">
            <text:p>Pavillon Galgenber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1-06</text:p>
          </table:table-cell>
          <table:table-cell office:value-type="string" calcext:value-type="string">
            <text:p>Zum Wanderschuh, Friedrichsbrun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-01</text:p>
          </table:table-cell>
          <table:table-cell office:value-type="string" calcext:value-type="string">
            <text:p>Kellerwassert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-02</text:p>
          </table:table-cell>
          <table:table-cell office:value-type="string" calcext:value-type="string">
            <text:p>Feuersalamanderpf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-03</text:p>
          </table:table-cell>
          <table:table-cell office:value-type="string" calcext:value-type="string">
            <text:p>Meriansblick Hasselfel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-04</text:p>
          </table:table-cell>
          <table:table-cell office:value-type="string" calcext:value-type="string">
            <text:p>Pilgerweg Elen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-05</text:p>
          </table:table-cell>
          <table:table-cell office:value-type="string" calcext:value-type="string">
            <text:p>Burg &amp; Schloss Allsted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2-06</text:p>
          </table:table-cell>
          <table:table-cell office:value-type="string" calcext:value-type="string">
            <text:p>Wolfsklippen, Astberg Hüttenro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3-01</text:p>
          </table:table-cell>
          <table:table-cell office:value-type="string" calcext:value-type="string">
            <text:p>Thalmühle, Meisdor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3-02</text:p>
          </table:table-cell>
          <table:table-cell office:value-type="string" calcext:value-type="string">
            <text:p>Die längste Ban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23-03</text:p>
          </table:table-cell>
          <table:table-cell office:value-type="string" calcext:value-type="string">
            <text:p>Hirschbrunn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S1</text:p>
          </table:table-cell>
          <table:table-cell office:value-type="string" calcext:value-type="string">
            <text:p>Klostersommer Kloster Brunshaus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S2</text:p>
          </table:table-cell>
          <table:table-cell office:value-type="string" calcext:value-type="string">
            <text:p>Klostersommer Kloster Michaelste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S3</text:p>
          </table:table-cell>
          <table:table-cell office:value-type="string" calcext:value-type="string">
            <text:p>Klostersommer Kloster Burchard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S4</text:p>
          </table:table-cell>
          <table:table-cell office:value-type="string" calcext:value-type="string">
            <text:p>Klostersommer Kloster Drübe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S5</text:p>
          </table:table-cell>
          <table:table-cell office:value-type="string" calcext:value-type="string">
            <text:p>Klostersommer Kloster Wöltingero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S6</text:p>
          </table:table-cell>
          <table:table-cell office:value-type="string" calcext:value-type="string">
            <text:p>Klostersommer Kloster Walkenri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S7</text:p>
          </table:table-cell>
          <table:table-cell office:value-type="string" calcext:value-type="string">
            <text:p>Klostersommer Kloster Landesgartenschau Bad Gandershei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2018</text:p>
          </table:table-cell>
          <table:table-cell office:value-type="string" calcext:value-type="string">
            <text:p>Saisoneröffnung 2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2019</text:p>
          </table:table-cell>
          <table:table-cell office:value-type="string" calcext:value-type="string">
            <text:p>Saisoneröffnung 20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2022</text:p>
          </table:table-cell>
          <table:table-cell office:value-type="string" calcext:value-type="string">
            <text:p>Saisoneröffnung 20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2023</text:p>
          </table:table-cell>
          <table:table-cell office:value-type="string" calcext:value-type="string">
            <text:p>Saisoneröffnung 2023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Aktiv.A1:Aktiv.Y465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2:34:13.699706667</meta:creation-date>
    <dc:date>2023-12-02T02:42:07.105494552</dc:date>
    <meta:editing-duration>PT4H36M25S</meta:editing-duration>
    <meta:editing-cycles>30</meta:editing-cycles>
    <meta:generator>LibreOffice/7.3.7.2$Linux_X86_64 LibreOffice_project/30$Build-2</meta:generator>
    <meta:document-statistic meta:table-count="2" meta:cell-count="2164" meta:object-count="0"/>
  </office:meta>
</office:document-meta>
</file>